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14pt"/>
    </style:style>
    <style:style style:name="co3" style:family="table-column">
      <style:table-column-properties fo:break-before="auto" style:column-width="48.81pt"/>
    </style:style>
    <style:style style:name="co4" style:family="table-column">
      <style:table-column-properties fo:break-before="auto" style:column-width="70.41pt"/>
    </style:style>
    <style:style style:name="co5" style:family="table-column">
      <style:table-column-properties fo:break-before="auto" style:column-width="53.69pt"/>
    </style:style>
    <style:style style:name="co6" style:family="table-column">
      <style:table-column-properties fo:break-before="auto" style:column-width="23.44pt"/>
    </style:style>
    <style:style style:name="co7" style:family="table-column">
      <style:table-column-properties fo:break-before="auto" style:column-width="37.05pt"/>
    </style:style>
    <style:style style:name="co8" style:family="table-column">
      <style:table-column-properties fo:break-before="auto" style:column-width="32.09pt"/>
    </style:style>
    <style:style style:name="co9" style:family="table-column">
      <style:table-column-properties fo:break-before="auto" style:column-width="28.69pt"/>
    </style:style>
    <style:style style:name="co10" style:family="table-column">
      <style:table-column-properties fo:break-before="auto" style:column-width="43.51pt"/>
    </style:style>
    <style:style style:name="co11" style:family="table-column">
      <style:table-column-properties fo:break-before="auto" style:column-width="55.05pt"/>
    </style:style>
    <style:style style:name="co12" style:family="table-column">
      <style:table-column-properties fo:break-before="auto" style:column-width="14.71pt"/>
    </style:style>
    <style:style style:name="co13" style:family="table-column">
      <style:table-column-properties fo:break-before="auto" style:column-width="81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  <style:style style:name="ce7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  <style:text-properties style:font-name="Liberation Sans" fo:font-size="18pt" fo:font-weight="bold" style:font-name-asian="Microsoft YaHei" style:font-size-asian="18pt" style:font-weight-asian="bold" style:font-name-complex="Arial" style:font-size-complex="18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2" style:family="table-cell" style:parent-style-name="Default" style:data-style-name="N10000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61"/>
    <style:style style:name="ce5" style:family="table-cell" style:parent-style-name="Default" style:data-style-name="N2"/>
    <style:style style:name="ce11" style:family="table-cell" style:parent-style-name="Default" style:data-style-name="N0"/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number-columns-repeated="2" table:default-cell-style-name="ce4"/>
        <table:table-column table:style-name="co8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ce1"/>
          <table:table-cell/>
          <table:table-cell table:style-name="Default" table:number-columns-repeated="2"/>
          <table:table-cell table:style-name="ce1" table:number-columns-repeated="8"/>
        </table:table-row>
        <table:table-row table:style-name="ro1">
          <table:table-cell/>
          <table:table-cell table:style-name="ce1"/>
          <table:table-cell/>
          <table:table-cell table:style-name="Default" table:number-columns-repeated="2"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7" office:value-type="string" calcext:value-type="string" table:number-columns-spanned="11" table:number-rows-spanned="3">
            <text:p>Numero Medio di Scatteratori Incoerenti</text:p>
          </table:table-cell>
          <table:covered-table-cell/>
          <table:covered-table-cell table:number-columns-repeated="2" table:style-name="Default"/>
          <table:covered-table-cell table:number-columns-repeated="5" table:style-name="ce1"/>
          <table:covered-table-cell table:style-name="Default"/>
          <table:covered-table-cell/>
          <table:table-cell/>
        </table:table-row>
        <table:table-row table:style-name="ro1">
          <table:table-cell/>
          <table:covered-table-cell table:style-name="ce1"/>
          <table:covered-table-cell/>
          <table:covered-table-cell table:number-columns-repeated="2" table:style-name="Default"/>
          <table:covered-table-cell table:number-columns-repeated="5" table:style-name="ce1"/>
          <table:covered-table-cell table:style-name="Default"/>
          <table:covered-table-cell/>
          <table:table-cell/>
        </table:table-row>
        <table:table-row table:style-name="ro1">
          <table:table-cell/>
          <table:covered-table-cell table:style-name="ce1"/>
          <table:covered-table-cell/>
          <table:covered-table-cell table:number-columns-repeated="2" table:style-name="Default"/>
          <table:covered-table-cell table:number-columns-repeated="5" table:style-name="ce1"/>
          <table:covered-table-cell table:style-name="Default"/>
          <table:covered-table-cell/>
          <table:table-cell/>
        </table:table-row>
        <table:table-row table:style-name="ro1">
          <table:table-cell/>
          <table:table-cell table:style-name="ce1"/>
          <table:table-cell/>
          <table:table-cell table:style-name="Default" table:number-columns-repeated="2"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2">
            <text:p>MBP + H2O</text:p>
          </table:table-cell>
          <table:covered-table-cell table:number-columns-repeated="2" table:style-name="Default"/>
          <table:table-cell table:number-columns-repeated="3"/>
          <table:table-cell table:style-name="ce3" office:value-type="string" calcext:value-type="string" table:number-columns-spanned="3" table:number-rows-spanned="2">
            <text:p>MBP + D2O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 table:number-columns-repeated="2"/>
          <table:covered-table-cell/>
          <table:covered-table-cell table:number-columns-repeated="2" table:style-name="Default"/>
          <table:table-cell table:number-columns-repeated="3"/>
          <table:covered-table-cell/>
          <table:covered-table-cell table:number-columns-repeated="2" table:style-name="Default"/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#</text:p>
          </table:table-cell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Intensity</text:p>
          </table:table-cell>
          <table:table-cell table:style-name="ce12" office:value-type="string" calcext:value-type="string">
            <text:p>dI</text:p>
          </table:table-cell>
          <table:table-cell table:number-columns-repeated="2"/>
          <table:table-cell table:style-name="ce9" office:value-type="string" calcext:value-type="string">
            <text:p>#</text:p>
          </table:table-cell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Intensity</text:p>
          </table:table-cell>
          <table:table-cell table:style-name="ce12" office:value-type="string" calcext:value-type="string">
            <text:p>dI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762.1" calcext:value-type="float">
            <text:p>7.62E+02</text:p>
          </table:table-cell>
          <table:table-cell office:value-type="float" office:value="1.9229" calcext:value-type="float">
            <text:p>1.92E+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0.4" calcext:value-type="float">
            <text:p>0.4</text:p>
          </table:table-cell>
          <table:table-cell office:value-type="float" office:value="347.622" calcext:value-type="float">
            <text:p>3.48E+02</text:p>
          </table:table-cell>
          <table:table-cell office:value-type="float" office:value="0.89876" calcext:value-type="float">
            <text:p>8.99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816.102" calcext:value-type="float">
            <text:p>8.16E+02</text:p>
          </table:table-cell>
          <table:table-cell office:value-type="float" office:value="2.1469" calcext:value-type="float">
            <text:p>2.15E+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office:value-type="float" office:value="369.736" calcext:value-type="float">
            <text:p>3.70E+02</text:p>
          </table:table-cell>
          <table:table-cell office:value-type="float" office:value="0.99212" calcext:value-type="float">
            <text:p>9.92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837.125" calcext:value-type="float">
            <text:p>8.37E+02</text:p>
          </table:table-cell>
          <table:table-cell office:value-type="float" office:value="2.171" calcext:value-type="float">
            <text:p>2.17E+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0.6" calcext:value-type="float">
            <text:p>0.6</text:p>
          </table:table-cell>
          <table:table-cell office:value-type="float" office:value="387.055" calcext:value-type="float">
            <text:p>3.87E+02</text:p>
          </table:table-cell>
          <table:table-cell office:value-type="float" office:value="1.0195" calcext:value-type="float">
            <text:p>1.02E+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829.798" calcext:value-type="float">
            <text:p>8.30E+02</text:p>
          </table:table-cell>
          <table:table-cell office:value-type="float" office:value="2.1391" calcext:value-type="float">
            <text:p>2.14E+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0.7" calcext:value-type="float">
            <text:p>0.7</text:p>
          </table:table-cell>
          <table:table-cell office:value-type="float" office:value="397.741" calcext:value-type="float">
            <text:p>3.98E+02</text:p>
          </table:table-cell>
          <table:table-cell office:value-type="float" office:value="1.0391" calcext:value-type="float">
            <text:p>1.04E+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811.575" calcext:value-type="float">
            <text:p>8.12E+02</text:p>
          </table:table-cell>
          <table:table-cell office:value-type="float" office:value="2.0307" calcext:value-type="float">
            <text:p>2.03E+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0.8" calcext:value-type="float">
            <text:p>0.8</text:p>
          </table:table-cell>
          <table:table-cell office:value-type="float" office:value="390.55" calcext:value-type="float">
            <text:p>3.91E+02</text:p>
          </table:table-cell>
          <table:table-cell office:value-type="float" office:value="0.99017" calcext:value-type="float">
            <text:p>9.90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799.907" calcext:value-type="float">
            <text:p>8.00E+02</text:p>
          </table:table-cell>
          <table:table-cell office:value-type="float" office:value="1.9731" calcext:value-type="float">
            <text:p>1.97E+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382.766" calcext:value-type="float">
            <text:p>3.83E+02</text:p>
          </table:table-cell>
          <table:table-cell office:value-type="float" office:value="0.95696" calcext:value-type="float">
            <text:p>9.57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86.63" calcext:value-type="float">
            <text:p>7.87E+02</text:p>
          </table:table-cell>
          <table:table-cell office:value-type="float" office:value="1.959" calcext:value-type="float">
            <text:p>1.96E+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74.642" calcext:value-type="float">
            <text:p>3.75E+02</text:p>
          </table:table-cell>
          <table:table-cell office:value-type="float" office:value="0.94638" calcext:value-type="float">
            <text:p>9.46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office:value-type="float" office:value="790.428" calcext:value-type="float">
            <text:p>7.90E+02</text:p>
          </table:table-cell>
          <table:table-cell office:value-type="float" office:value="1.925" calcext:value-type="float">
            <text:p>1.93E+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office:value-type="float" office:value="371.326" calcext:value-type="float">
            <text:p>3.71E+02</text:p>
          </table:table-cell>
          <table:table-cell office:value-type="float" office:value="0.91798" calcext:value-type="float">
            <text:p>9.18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 office:value-type="float" office:value="789.807" calcext:value-type="float">
            <text:p>7.90E+02</text:p>
          </table:table-cell>
          <table:table-cell office:value-type="float" office:value="1.8891" calcext:value-type="float">
            <text:p>1.89E+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 office:value-type="float" office:value="370.941" calcext:value-type="float">
            <text:p>3.71E+02</text:p>
          </table:table-cell>
          <table:table-cell office:value-type="float" office:value="0.90075" calcext:value-type="float">
            <text:p>9.01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office:value-type="float" office:value="777.009" calcext:value-type="float">
            <text:p>7.77E+02</text:p>
          </table:table-cell>
          <table:table-cell office:value-type="float" office:value="1.786" calcext:value-type="float">
            <text:p>1.79E+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office:value-type="float" office:value="366.49" calcext:value-type="float">
            <text:p>3.66E+02</text:p>
          </table:table-cell>
          <table:table-cell office:value-type="float" office:value="0.85505" calcext:value-type="float">
            <text:p>8.55E-01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dev</text:p>
          </table:table-cell>
          <table:table-cell office:value-type="string" calcext:value-type="string">
            <text:p>%</text:p>
          </table:table-cell>
          <table:table-cell table:number-columns-repeated="3"/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dev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table:number-columns-repeated="3"/>
          <table:table-cell table:formula="of:=AVERAGE([.D11:.D20])" office:value-type="float" office:value="800.0481" calcext:value-type="float">
            <text:p>8.00E+02</text:p>
          </table:table-cell>
          <table:table-cell table:style-name="Default" table:formula="of:=STDEV([.D11:.D20])" office:value-type="float" office:value="23.5671626183081" calcext:value-type="float">
            <text:p>23.5671626183081</text:p>
          </table:table-cell>
          <table:table-cell table:formula="of:=100*[.E23]/[.D23]" office:value-type="float" office:value="2.94571821598078" calcext:value-type="float">
            <text:p>2.94571821598078</text:p>
          </table:table-cell>
          <table:table-cell table:number-columns-repeated="3"/>
          <table:table-cell table:formula="of:=AVERAGE([.J11:.J20])" office:value-type="float" office:value="375.8869" calcext:value-type="float">
            <text:p>3.76E+02</text:p>
          </table:table-cell>
          <table:table-cell table:style-name="Default" table:formula="of:=STDEV([.J11:.J20])" office:value-type="float" office:value="14.2848406318649" calcext:value-type="float">
            <text:p>14.2848406318649</text:p>
          </table:table-cell>
          <table:table-cell table:formula="of:=100*[.K23]/[.J23]" office:value-type="float" office:value="3.80030286553345" calcext:value-type="float">
            <text:p>3.80030286553345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.4</text:p>
          </table:table-cell>
          <table:table-cell office:value-type="float" office:value="758.317" calcext:value-type="float">
            <text:p>7.58E+02</text:p>
          </table:table-cell>
          <table:table-cell office:value-type="float" office:value="1.7155" calcext:value-type="float">
            <text:p>1.72E+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.4</text:p>
          </table:table-cell>
          <table:table-cell office:value-type="float" office:value="365.244" calcext:value-type="float">
            <text:p>3.65E+02</text:p>
          </table:table-cell>
          <table:table-cell office:value-type="float" office:value="0.83791" calcext:value-type="float">
            <text:p>8.38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float" office:value="731.401" calcext:value-type="float">
            <text:p>7.31E+02</text:p>
          </table:table-cell>
          <table:table-cell office:value-type="float" office:value="1.6112" calcext:value-type="float">
            <text:p>1.61E+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float" office:value="360.812" calcext:value-type="float">
            <text:p>3.61E+02</text:p>
          </table:table-cell>
          <table:table-cell office:value-type="float" office:value="0.80522" calcext:value-type="float">
            <text:p>8.05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6" calcext:value-type="float">
            <text:p>1.6</text:p>
          </table:table-cell>
          <table:table-cell office:value-type="float" office:value="705.601" calcext:value-type="float">
            <text:p>7.06E+02</text:p>
          </table:table-cell>
          <table:table-cell office:value-type="float" office:value="1.5519" calcext:value-type="float">
            <text:p>1.55E+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.6" calcext:value-type="float">
            <text:p>1.6</text:p>
          </table:table-cell>
          <table:table-cell office:value-type="float" office:value="359.043" calcext:value-type="float">
            <text:p>3.59E+02</text:p>
          </table:table-cell>
          <table:table-cell office:value-type="float" office:value="0.79996" calcext:value-type="float">
            <text:p>8.00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.7</text:p>
          </table:table-cell>
          <table:table-cell office:value-type="float" office:value="674.761" calcext:value-type="float">
            <text:p>6.75E+02</text:p>
          </table:table-cell>
          <table:table-cell office:value-type="float" office:value="1.4247" calcext:value-type="float">
            <text:p>1.42E+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.7</text:p>
          </table:table-cell>
          <table:table-cell office:value-type="float" office:value="349.448" calcext:value-type="float">
            <text:p>3.49E+02</text:p>
          </table:table-cell>
          <table:table-cell office:value-type="float" office:value="0.74646" calcext:value-type="float">
            <text:p>7.46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.8</text:p>
          </table:table-cell>
          <table:table-cell office:value-type="float" office:value="643.005" calcext:value-type="float">
            <text:p>6.43E+02</text:p>
          </table:table-cell>
          <table:table-cell office:value-type="float" office:value="1.3182" calcext:value-type="float">
            <text:p>1.32E+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.8</text:p>
          </table:table-cell>
          <table:table-cell office:value-type="float" office:value="333.001" calcext:value-type="float">
            <text:p>3.33E+02</text:p>
          </table:table-cell>
          <table:table-cell office:value-type="float" office:value="0.6902" calcext:value-type="float">
            <text:p>6.90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.9" calcext:value-type="float">
            <text:p>1.9</text:p>
          </table:table-cell>
          <table:table-cell office:value-type="float" office:value="601.745" calcext:value-type="float">
            <text:p>6.02E+02</text:p>
          </table:table-cell>
          <table:table-cell office:value-type="float" office:value="1.2049" calcext:value-type="float">
            <text:p>1.20E+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9" calcext:value-type="float">
            <text:p>1.9</text:p>
          </table:table-cell>
          <table:table-cell office:value-type="float" office:value="310.609" calcext:value-type="float">
            <text:p>3.11E+02</text:p>
          </table:table-cell>
          <table:table-cell office:value-type="float" office:value="0.6297" calcext:value-type="float">
            <text:p>6.30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42.827" calcext:value-type="float">
            <text:p>5.43E+02</text:p>
          </table:table-cell>
          <table:table-cell office:value-type="float" office:value="1.0533" calcext:value-type="float">
            <text:p>1.05E+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76.246" calcext:value-type="float">
            <text:p>2.76E+02</text:p>
          </table:table-cell>
          <table:table-cell office:value-type="float" office:value="0.54499" calcext:value-type="float">
            <text:p>5.45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.1" calcext:value-type="float">
            <text:p>2.1</text:p>
          </table:table-cell>
          <table:table-cell office:value-type="float" office:value="452.468" calcext:value-type="float">
            <text:p>4.52E+02</text:p>
          </table:table-cell>
          <table:table-cell office:value-type="float" office:value="0.82539" calcext:value-type="float">
            <text:p>8.25E-0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.1" calcext:value-type="float">
            <text:p>2.1</text:p>
          </table:table-cell>
          <table:table-cell office:value-type="float" office:value="227.105" calcext:value-type="float">
            <text:p>2.27E+02</text:p>
          </table:table-cell>
          <table:table-cell office:value-type="float" office:value="0.42066" calcext:value-type="float">
            <text:p>4.21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.2" calcext:value-type="float">
            <text:p>2.2</text:p>
          </table:table-cell>
          <table:table-cell office:value-type="float" office:value="313.637" calcext:value-type="float">
            <text:p>3.14E+02</text:p>
          </table:table-cell>
          <table:table-cell office:value-type="float" office:value="0.56217" calcext:value-type="float">
            <text:p>5.62E-0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.2" calcext:value-type="float">
            <text:p>2.2</text:p>
          </table:table-cell>
          <table:table-cell office:value-type="float" office:value="157.404" calcext:value-type="float">
            <text:p>1.57E+02</text:p>
          </table:table-cell>
          <table:table-cell office:value-type="float" office:value="0.28724" calcext:value-type="float">
            <text:p>2.87E-0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Total mean</text:p>
          </table:table-cell>
          <table:table-cell table:style-name="Default"/>
          <table:table-cell table:number-columns-repeated="4"/>
          <table:table-cell table:style-name="Default" office:value-type="string" calcext:value-type="string">
            <text:p>Total mean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5" table:formula="of:=AVERAGE([.D11:.D20];[.D25:.D33])" office:value-type="float" office:value="706.539105263158" calcext:value-type="float">
            <text:p>706.54</text:p>
          </table:table-cell>
          <table:table-cell table:style-name="Default"/>
          <table:table-cell table:number-columns-repeated="4"/>
          <table:table-cell table:style-name="Default" table:formula="of:=AVERAGE([.J11:.J17];[.J18:.J33])" office:value-type="float" office:value="343.683395" calcext:value-type="float">
            <text:p>343.683395</text:p>
          </table:table-cell>
          <table:table-cell table:style-name="Default"/>
          <table:table-cell table:number-columns-repeated="2"/>
        </table:table-row>
      </table:table>
      <table:table table:name="Anael. BMP+H2O" table:style-name="ta1">
        <table:shapes>
          <draw:frame draw:z-index="0" draw:style-name="gr1" draw:text-style-name="P1" svg:width="736.72pt" svg:height="365.36pt" svg:x="97.29pt" svg:y="292.73pt">
            <loext:p draw:notify-on-update-of-ranges="'Anael. BMP+H2O'.B8:'Anael. BMP+H2O'.B20 'Anael. BMP+H2O'.F8:'Anael. BMP+H2O'.F20 'Anael. BMP+H2O'.G8:'Anael. BMP+H2O'.G20 'Anael. BMP+H2O'.G8:'Anael. BMP+H2O'.G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34.13pt" svg:height="361.42pt" svg:x="1062.09pt" svg:y="185.22pt">
            <loext:p draw:notify-on-update-of-ranges="'Anael. BMP+H2O'.B8:'Anael. BMP+H2O'.B20 'Anael. BMP+H2O'.H8:'Anael. BMP+H2O'.H20 'Anael. BMP+H2O'.I8:'Anael. BMP+H2O'.I20 'Anael. BMP+H2O'.I8:'Anael. BMP+H2O'.I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17" office:value-type="string" calcext:value-type="string" table:number-columns-spanned="2" table:number-rows-spanned="1">
            <text:p>Fit Gaussiano</text:p>
          </table:table-cell>
          <table:covered-table-cell/>
        </table:table-row>
        <table:table-row table:style-name="ro1">
          <table:table-cell/>
          <table:table-cell table:style-name="ce8" office:value-type="string" calcext:value-type="string" table:number-columns-spanned="8" table:number-rows-spanned="2">
            <text:p>Andamento picchi anaelastici MBP + H2O a 150</text:p>
          </table:table-cell>
          <table:covered-table-cell table:number-columns-repeated="7"/>
          <table:table-cell/>
          <table:table-cell office:value-type="string" calcext:value-type="string">
            <text:p>fit da:</text:p>
          </table:table-cell>
          <table:table-cell/>
        </table:table-row>
        <table:table-row table:style-name="ro1">
          <table:table-cell/>
          <table:covered-table-cell table:number-columns-repeated="8"/>
          <table:table-cell/>
          <table:table-cell office:value-type="string" calcext:value-type="string">
            <text:p>xmin</text:p>
          </table:table-cell>
          <table:table-cell office:value-type="float" office:value="-6.2" calcext:value-type="float">
            <text:p>-6.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max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Q^2</text:p>
          </table:table-cell>
          <table:table-cell office:value-type="string" calcext:value-type="string">
            <text:p>Spectra</text:p>
          </table:table-cell>
          <table:table-cell office:value-type="string" calcext:value-type="string">
            <text:p>pseudo_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1.heigh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2.cent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3.fWm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hi^2</text:p>
          </table:table-cell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formula="of:=[.C8]*[.C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2949" calcext:value-type="float">
            <text:p>0.2322949</text:p>
          </table:table-cell>
          <table:table-cell office:value-type="float" office:value="0.007526924" calcext:value-type="float">
            <text:p>0.007526924</text:p>
          </table:table-cell>
          <table:table-cell office:value-type="float" office:value="-4.092212" calcext:value-type="float">
            <text:p>-4.092212</text:p>
          </table:table-cell>
          <table:table-cell office:value-type="float" office:value="0.04739092" calcext:value-type="float">
            <text:p>0.04739092</text:p>
          </table:table-cell>
          <table:table-cell office:value-type="float" office:value="8.368268" calcext:value-type="float">
            <text:p>8.368268</text:p>
          </table:table-cell>
          <table:table-cell office:value-type="float" office:value="0.3989452" calcext:value-type="float">
            <text:p>0.39894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9]*[.C9]" office:value-type="float" office:value="1.21" calcext:value-type="float">
            <text:p>1.2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66941" calcext:value-type="float">
            <text:p>0.2466941</text:p>
          </table:table-cell>
          <table:table-cell office:value-type="float" office:value="0.002704853" calcext:value-type="float">
            <text:p>0.002704853</text:p>
          </table:table-cell>
          <table:table-cell office:value-type="float" office:value="-4.216843" calcext:value-type="float">
            <text:p>-4.216843</text:p>
          </table:table-cell>
          <table:table-cell office:value-type="float" office:value="0.0442169" calcext:value-type="float">
            <text:p>0.0442169</text:p>
          </table:table-cell>
          <table:table-cell office:value-type="float" office:value="8.144673" calcext:value-type="float">
            <text:p>8.144673</text:p>
          </table:table-cell>
          <table:table-cell office:value-type="float" office:value="0.3174188" calcext:value-type="float">
            <text:p>0.3174188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formula="of:=[.C10]*[.C10]" office:value-type="float" office:value="1.44" calcext:value-type="float">
            <text:p>1.44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84841" calcext:value-type="float">
            <text:p>0.2684841</text:p>
          </table:table-cell>
          <table:table-cell office:value-type="float" office:value="0.02651005" calcext:value-type="float">
            <text:p>0.02651005</text:p>
          </table:table-cell>
          <table:table-cell office:value-type="float" office:value="-4.178358" calcext:value-type="float">
            <text:p>-4.178358</text:p>
          </table:table-cell>
          <table:table-cell office:value-type="float" office:value="0.04756123" calcext:value-type="float">
            <text:p>0.04756123</text:p>
          </table:table-cell>
          <table:table-cell office:value-type="float" office:value="8.395308" calcext:value-type="float">
            <text:p>8.395308</text:p>
          </table:table-cell>
          <table:table-cell office:value-type="float" office:value="0.5856662" calcext:value-type="float">
            <text:p>0.58566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11]*[.C11]" office:value-type="float" office:value="1.69" calcext:value-type="float">
            <text:p>1.69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09114" calcext:value-type="float">
            <text:p>0.2809114</text:p>
          </table:table-cell>
          <table:table-cell office:value-type="float" office:value="0.008695733" calcext:value-type="float">
            <text:p>0.008695733</text:p>
          </table:table-cell>
          <table:table-cell office:value-type="float" office:value="-4.234334" calcext:value-type="float">
            <text:p>-4.234334</text:p>
          </table:table-cell>
          <table:table-cell office:value-type="float" office:value="0.04561753" calcext:value-type="float">
            <text:p>0.04561753</text:p>
          </table:table-cell>
          <table:table-cell office:value-type="float" office:value="8.195426" calcext:value-type="float">
            <text:p>8.195426</text:p>
          </table:table-cell>
          <table:table-cell office:value-type="float" office:value="0.3686347" calcext:value-type="float">
            <text:p>0.3686347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formula="of:=[.C12]*[.C12]" office:value-type="float" office:value="1.96" calcext:value-type="float">
            <text:p>1.96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78746" calcext:value-type="float">
            <text:p>0.2978746</text:p>
          </table:table-cell>
          <table:table-cell office:value-type="float" office:value="0.00892824" calcext:value-type="float">
            <text:p>0.00892824</text:p>
          </table:table-cell>
          <table:table-cell office:value-type="float" office:value="-4.147461" calcext:value-type="float">
            <text:p>-4.147461</text:p>
          </table:table-cell>
          <table:table-cell office:value-type="float" office:value="0.03988513" calcext:value-type="float">
            <text:p>0.03988513</text:p>
          </table:table-cell>
          <table:table-cell office:value-type="float" office:value="7.892796" calcext:value-type="float">
            <text:p>7.892796</text:p>
          </table:table-cell>
          <table:table-cell office:value-type="float" office:value="0.3244213" calcext:value-type="float">
            <text:p>0.3244213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13]*[.C13]" office:value-type="float" office:value="2.25" calcext:value-type="float">
            <text:p>2.2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58069" calcext:value-type="float">
            <text:p>0.3158069</text:p>
          </table:table-cell>
          <table:table-cell office:value-type="float" office:value="0.009042966" calcext:value-type="float">
            <text:p>0.009042966</text:p>
          </table:table-cell>
          <table:table-cell office:value-type="float" office:value="-4.244373" calcext:value-type="float">
            <text:p>-4.244373</text:p>
          </table:table-cell>
          <table:table-cell office:value-type="float" office:value="0.04331366" calcext:value-type="float">
            <text:p>0.04331366</text:p>
          </table:table-cell>
          <table:table-cell office:value-type="float" office:value="8.269548" calcext:value-type="float">
            <text:p>8.269548</text:p>
          </table:table-cell>
          <table:table-cell office:value-type="float" office:value="0.3483322" calcext:value-type="float">
            <text:p>0.3483322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formula="of:=[.C14]*[.C14]" office:value-type="float" office:value="2.56" calcext:value-type="float">
            <text:p>2.56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26597" calcext:value-type="float">
            <text:p>0.3326597</text:p>
          </table:table-cell>
          <table:table-cell office:value-type="float" office:value="0.009082803" calcext:value-type="float">
            <text:p>0.009082803</text:p>
          </table:table-cell>
          <table:table-cell office:value-type="float" office:value="-4.188283" calcext:value-type="float">
            <text:p>-4.188283</text:p>
          </table:table-cell>
          <table:table-cell office:value-type="float" office:value="0.039254" calcext:value-type="float">
            <text:p>0.039254</text:p>
          </table:table-cell>
          <table:table-cell office:value-type="float" office:value="8.118637" calcext:value-type="float">
            <text:p>8.118637</text:p>
          </table:table-cell>
          <table:table-cell office:value-type="float" office:value="0.318674" calcext:value-type="float">
            <text:p>0.318674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15]*[.C15]" office:value-type="float" office:value="2.89" calcext:value-type="float">
            <text:p>2.8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06025" calcext:value-type="float">
            <text:p>0.3506025</text:p>
          </table:table-cell>
          <table:table-cell office:value-type="float" office:value="0.009111551" calcext:value-type="float">
            <text:p>0.009111551</text:p>
          </table:table-cell>
          <table:table-cell office:value-type="float" office:value="-4.261707" calcext:value-type="float">
            <text:p>-4.261707</text:p>
          </table:table-cell>
          <table:table-cell office:value-type="float" office:value="0.03845814" calcext:value-type="float">
            <text:p>0.03845814</text:p>
          </table:table-cell>
          <table:table-cell office:value-type="float" office:value="8.061994" calcext:value-type="float">
            <text:p>8.061994</text:p>
          </table:table-cell>
          <table:table-cell office:value-type="float" office:value="0.2962907" calcext:value-type="float">
            <text:p>0.2962907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formula="of:=[.C16]*[.C16]" office:value-type="float" office:value="3.24" calcext:value-type="float">
            <text:p>3.24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05553" calcext:value-type="float">
            <text:p>0.3605553</text:p>
          </table:table-cell>
          <table:table-cell office:value-type="float" office:value="0.002989462" calcext:value-type="float">
            <text:p>0.002989462</text:p>
          </table:table-cell>
          <table:table-cell office:value-type="float" office:value="-4.306391" calcext:value-type="float">
            <text:p>-4.306391</text:p>
          </table:table-cell>
          <table:table-cell office:value-type="float" office:value="0.03626446" calcext:value-type="float">
            <text:p>0.03626446</text:p>
          </table:table-cell>
          <table:table-cell office:value-type="float" office:value="8.178859" calcext:value-type="float">
            <text:p>8.178859</text:p>
          </table:table-cell>
          <table:table-cell office:value-type="float" office:value="0.2406288" calcext:value-type="float">
            <text:p>0.2406288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7]*[.C17]" office:value-type="float" office:value="3.61" calcext:value-type="float">
            <text:p>3.61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47265" calcext:value-type="float">
            <text:p>0.3747265</text:p>
          </table:table-cell>
          <table:table-cell office:value-type="float" office:value="0.0280276" calcext:value-type="float">
            <text:p>0.0280276</text:p>
          </table:table-cell>
          <table:table-cell office:value-type="float" office:value="-4.398599" calcext:value-type="float">
            <text:p>-4.398599</text:p>
          </table:table-cell>
          <table:table-cell office:value-type="float" office:value="0.04526211" calcext:value-type="float">
            <text:p>0.04526211</text:p>
          </table:table-cell>
          <table:table-cell office:value-type="float" office:value="8.704969" calcext:value-type="float">
            <text:p>8.704969</text:p>
          </table:table-cell>
          <table:table-cell office:value-type="float" office:value="0.4755683" calcext:value-type="float">
            <text:p>0.475568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formula="of:=[.C18]*[.C18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60338" calcext:value-type="float">
            <text:p>0.3860338</text:p>
          </table:table-cell>
          <table:table-cell office:value-type="float" office:value="0.001087887" calcext:value-type="float">
            <text:p>0.001087887</text:p>
          </table:table-cell>
          <table:table-cell office:value-type="float" office:value="-4.323708" calcext:value-type="float">
            <text:p>-4.323708</text:p>
          </table:table-cell>
          <table:table-cell office:value-type="float" office:value="0.02125741" calcext:value-type="float">
            <text:p>0.02125741</text:p>
          </table:table-cell>
          <table:table-cell office:value-type="float" office:value="7.819462" calcext:value-type="float">
            <text:p>7.819462</text:p>
          </table:table-cell>
          <table:table-cell office:value-type="float" office:value="0.1057912" calcext:value-type="float">
            <text:p>0.1057912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19]*[.C19]" office:value-type="float" office:value="4.41" calcext:value-type="float">
            <text:p>4.41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74635" calcext:value-type="float">
            <text:p>0.3974635</text:p>
          </table:table-cell>
          <table:table-cell office:value-type="float" office:value="0.002901257" calcext:value-type="float">
            <text:p>0.002901257</text:p>
          </table:table-cell>
          <table:table-cell office:value-type="float" office:value="-4.36943" calcext:value-type="float">
            <text:p>-4.36943</text:p>
          </table:table-cell>
          <table:table-cell office:value-type="float" office:value="0.02931588" calcext:value-type="float">
            <text:p>0.02931588</text:p>
          </table:table-cell>
          <table:table-cell office:value-type="float" office:value="7.667276" calcext:value-type="float">
            <text:p>7.667276</text:p>
          </table:table-cell>
          <table:table-cell office:value-type="float" office:value="0.1742822" calcext:value-type="float">
            <text:p>0.174282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formula="of:=[.C20]*[.C20]" office:value-type="float" office:value="4.84" calcext:value-type="float">
            <text:p>4.84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50101" calcext:value-type="float">
            <text:p>0.4050101</text:p>
          </table:table-cell>
          <table:table-cell office:value-type="float" office:value="0.001046723" calcext:value-type="float">
            <text:p>0.001046723</text:p>
          </table:table-cell>
          <table:table-cell office:value-type="float" office:value="-4.437462" calcext:value-type="float">
            <text:p>-4.437462</text:p>
          </table:table-cell>
          <table:table-cell office:value-type="float" office:value="0.01978344" calcext:value-type="float">
            <text:p>0.01978344</text:p>
          </table:table-cell>
          <table:table-cell office:value-type="float" office:value="7.897357" calcext:value-type="float">
            <text:p>7.897357</text:p>
          </table:table-cell>
          <table:table-cell office:value-type="float" office:value="0.09333133" calcext:value-type="float">
            <text:p>0.09333133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vg.</text:p>
          </table:table-cell>
          <table:table-cell/>
          <table:table-cell office:value-type="string" calcext:value-type="string">
            <text:p>Avg.</text:p>
          </table:table-cell>
          <table:table-cell/>
          <table:table-cell office:value-type="string" calcext:value-type="string">
            <text:p>Avg.</text:p>
          </table:table-cell>
          <table:table-cell/>
          <table:table-cell office:value-type="string" calcext:value-type="string">
            <text:p>Avg.</text:p>
          </table:table-cell>
        </table:table-row>
        <table:table-row table:style-name="ro1">
          <table:table-cell table:number-columns-repeated="5"/>
          <table:table-cell table:formula="of:=AVERAGE([.F8:.F20])" office:value-type="float" office:value="0.326855184615385" calcext:value-type="float">
            <text:p>0.326855184615385</text:p>
          </table:table-cell>
          <table:table-cell/>
          <table:table-cell table:formula="of:=AVERAGE([.H8:.H20])" office:value-type="float" office:value="-4.26147392307692" calcext:value-type="float">
            <text:p>-4.26147392307692</text:p>
          </table:table-cell>
          <table:table-cell/>
          <table:table-cell table:formula="of:=AVERAGE([.J8:.J20])" office:value-type="float" office:value="8.13189023076923" calcext:value-type="float">
            <text:p>8.13189023076923</text:p>
          </table:table-cell>
          <table:table-cell/>
          <table:table-cell table:formula="of:=AVERAGE([.L8:.L20])" office:value-type="float" office:value="0.913076923076923" calcext:value-type="float">
            <text:p>0.913076923076923</text:p>
          </table:table-cell>
        </table:table-row>
      </table:table>
      <table:table table:name="Anael. MBP" table:style-name="ta1">
        <table:shapes>
          <draw:frame draw:z-index="0" draw:style-name="gr1" draw:text-style-name="P1" svg:width="575.21pt" svg:height="255.23pt" svg:x="55.7pt" svg:y="309pt">
            <loext:p draw:notify-on-update-of-ranges="'Anael. MBP'.B8:'Anael. MBP'.B20 'Anael. MBP'.F8:'Anael. MBP'.F20 'Anael. MBP'.G8:'Anael. MBP'.G20 'Anael. MBP'.G8:'Anael. MBP'.G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4pt" svg:height="255.23pt" svg:x="672.89pt" svg:y="309.49pt">
            <loext:p draw:notify-on-update-of-ranges="'Anael. MBP'.B8:'Anael. MBP'.B20 'Anael. MBP'.H8:'Anael. MBP'.H20 'Anael. MBP'.I8:'Anael. MBP'.I20 'Anael. MBP'.I8:'Anael. MBP'.I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42" table:default-cell-style-name="Default"/>
        <table:table-row table:style-name="ro1">
          <table:table-cell table:number-columns-repeated="142"/>
        </table:table-row>
        <table:table-row table:style-name="ro1">
          <table:table-cell table:number-columns-repeated="10"/>
          <table:table-cell table:style-name="ce17" office:value-type="string" calcext:value-type="string" table:number-columns-spanned="2" table:number-rows-spanned="1">
            <text:p>Fit Gaussiano</text:p>
          </table:table-cell>
          <table:covered-table-cell/>
          <table:table-cell table:number-columns-repeated="130"/>
        </table:table-row>
        <table:table-row table:style-name="ro1">
          <table:table-cell/>
          <table:table-cell table:style-name="ce3" office:value-type="string" calcext:value-type="string" table:number-columns-spanned="8" table:number-rows-spanned="2">
            <text:p>Andamento picchi anaelastici MBP <text:s/>a 150</text:p>
          </table:table-cell>
          <table:covered-table-cell table:number-columns-repeated="7"/>
          <table:table-cell/>
          <table:table-cell office:value-type="string" calcext:value-type="string">
            <text:p>fit da:</text:p>
          </table:table-cell>
          <table:table-cell table:number-columns-repeated="131"/>
        </table:table-row>
        <table:table-row table:style-name="ro1">
          <table:table-cell/>
          <table:covered-table-cell table:number-columns-repeated="8"/>
          <table:table-cell/>
          <table:table-cell office:value-type="string" calcext:value-type="string">
            <text:p>xmin</text:p>
          </table:table-cell>
          <table:table-cell office:value-type="float" office:value="-5.25" calcext:value-type="float">
            <text:p>-5.25</text:p>
          </table:table-cell>
          <table:table-cell table:number-columns-repeated="130"/>
        </table:table-row>
        <table:table-row table:style-name="ro1">
          <table:table-cell table:number-columns-repeated="10"/>
          <table:table-cell office:value-type="string" calcext:value-type="string">
            <text:p>xmax</text:p>
          </table:table-cell>
          <table:table-cell office:value-type="float" office:value="-2.15" calcext:value-type="float">
            <text:p>-2.15</text:p>
          </table:table-cell>
          <table:table-cell table:number-columns-repeated="130"/>
        </table:table-row>
        <table:table-row table:style-name="ro1">
          <table:table-cell table:number-columns-repeated="142"/>
        </table:table-row>
        <table:table-row table:style-name="ro1">
          <table:table-cell/>
          <table:table-cell office:value-type="string" calcext:value-type="string">
            <text:p>Q^2</text:p>
          </table:table-cell>
          <table:table-cell office:value-type="string" calcext:value-type="string">
            <text:p>Spectra</text:p>
          </table:table-cell>
          <table:table-cell office:value-type="string" calcext:value-type="string">
            <text:p>pseudo_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1.heigh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2.cent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3.fWm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hi^2</text:p>
          </table:table-cell>
          <table:table-cell table:number-columns-repeated="21"/>
          <table:table-cell office:value-type="string" calcext:value-type="string">
            <text:p>P3.fWmH</text:p>
          </table:table-cell>
          <table:table-cell table:number-columns-repeated="10"/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background</text:p>
          </table:table-cell>
          <table:table-cell table:number-columns-repeated="5"/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(+a1.x</text:p>
          </table:table-cell>
          <table:table-cell office:value-type="string" calcext:value-type="string">
            <text:p>+a2.x^2)</text:p>
          </table:table-cell>
          <table:table-cell table:number-columns-repeated="14"/>
          <table:table-cell office:value-type="string" calcext:value-type="string">
            <text:p>a2</text:p>
          </table:table-cell>
          <table:table-cell table:number-columns-repeated="12"/>
          <table:table-cell office:value-type="string" calcext:value-type="string">
            <text:p>e</text:p>
          </table:table-cell>
          <table:table-cell table:number-columns-repeated="12"/>
          <table:table-cell office:value-type="string" calcext:value-type="string">
            <text:p>fit_area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raw_int</text:p>
          </table:table-cell>
        </table:table-row>
        <table:table-row table:style-name="ro1">
          <table:table-cell/>
          <table:table-cell table:formula="of:=[.C8]*[.C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48368" calcext:value-type="float">
            <text:p>0.1048368</text:p>
          </table:table-cell>
          <table:table-cell office:value-type="float" office:value="0.01774065" calcext:value-type="float">
            <text:p>0.01774065</text:p>
          </table:table-cell>
          <table:table-cell office:value-type="float" office:value="-3.533294" calcext:value-type="float">
            <text:p>-3.533294</text:p>
          </table:table-cell>
          <table:table-cell office:value-type="float" office:value="0.06486692" calcext:value-type="float">
            <text:p>0.06486692</text:p>
          </table:table-cell>
          <table:table-cell office:value-type="float" office:value="6.13266" calcext:value-type="float">
            <text:p>6.13266</text:p>
          </table:table-cell>
          <table:table-cell office:value-type="float" office:value="0.7374848" calcext:value-type="float">
            <text:p>0.7374848</text:p>
          </table:table-cell>
          <table:table-cell office:value-type="float" office:value="0.62" calcext:value-type="float">
            <text:p>0.62</text:p>
          </table:table-cell>
          <table:table-cell table:number-columns-repeated="12"/>
          <table:table-cell office:value-type="float" office:value="0.4206714" calcext:value-type="float">
            <text:p>0.4206714</text:p>
          </table:table-cell>
          <table:table-cell table:number-columns-repeated="4"/>
          <table:table-cell office:value-type="float" office:value="0.07152738" calcext:value-type="float">
            <text:p>0.07152738</text:p>
          </table:table-cell>
          <table:table-cell table:number-columns-repeated="3"/>
          <table:table-cell office:value-type="float" office:value="0.006031633" calcext:value-type="float">
            <text:p>0.00603163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2492795" calcext:value-type="float">
            <text:p>0.2492795</text:p>
          </table:table-cell>
          <table:table-cell table:number-columns-repeated="4"/>
          <table:table-cell office:value-type="float" office:value="0.03516452" calcext:value-type="float">
            <text:p>0.03516452</text:p>
          </table:table-cell>
          <table:table-cell table:number-columns-repeated="5"/>
          <table:table-cell office:value-type="float" office:value="0.2286408" calcext:value-type="float">
            <text:p>0.2286408</text:p>
          </table:table-cell>
          <table:table-cell table:number-columns-repeated="67"/>
        </table:table-row>
        <table:table-row table:style-name="ro1">
          <table:table-cell/>
          <table:table-cell table:formula="of:=[.C9]*[.C9]" office:value-type="float" office:value="1.21" calcext:value-type="float">
            <text:p>1.2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62497" calcext:value-type="float">
            <text:p>0.1162497</text:p>
          </table:table-cell>
          <table:table-cell office:value-type="float" office:value="0.005933734" calcext:value-type="float">
            <text:p>0.005933734</text:p>
          </table:table-cell>
          <table:table-cell office:value-type="float" office:value="-3.603564" calcext:value-type="float">
            <text:p>-3.603564</text:p>
          </table:table-cell>
          <table:table-cell office:value-type="float" office:value="0.05027772" calcext:value-type="float">
            <text:p>0.05027772</text:p>
          </table:table-cell>
          <table:table-cell office:value-type="float" office:value="5.718867" calcext:value-type="float">
            <text:p>5.718867</text:p>
          </table:table-cell>
          <table:table-cell office:value-type="float" office:value="0.3952919" calcext:value-type="float">
            <text:p>0.3952919</text:p>
          </table:table-cell>
          <table:table-cell office:value-type="float" office:value="0.82" calcext:value-type="float">
            <text:p>0.82</text:p>
          </table:table-cell>
          <table:table-cell table:number-columns-repeated="12"/>
          <table:table-cell office:value-type="float" office:value="0.2730993" calcext:value-type="float">
            <text:p>0.2730993</text:p>
          </table:table-cell>
          <table:table-cell table:number-columns-repeated="4"/>
          <table:table-cell office:value-type="float" office:value="0.09317585" calcext:value-type="float">
            <text:p>0.09317585</text:p>
          </table:table-cell>
          <table:table-cell table:number-columns-repeated="3"/>
          <table:table-cell office:value-type="float" office:value="0.003295552" calcext:value-type="float">
            <text:p>0.00329555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1594398" calcext:value-type="float">
            <text:p>0.1594398</text:p>
          </table:table-cell>
          <table:table-cell table:number-columns-repeated="4"/>
          <table:table-cell office:value-type="float" office:value="0.01711488" calcext:value-type="float">
            <text:p>0.01711488</text:p>
          </table:table-cell>
          <table:table-cell table:number-columns-repeated="5"/>
          <table:table-cell office:value-type="float" office:value="0.152941" calcext:value-type="float">
            <text:p>0.152941</text:p>
          </table:table-cell>
          <table:table-cell table:number-columns-repeated="67"/>
        </table:table-row>
        <table:table-row table:style-name="ro1">
          <table:table-cell/>
          <table:table-cell table:formula="of:=[.C10]*[.C10]" office:value-type="float" office:value="1.44" calcext:value-type="float">
            <text:p>1.44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4837" calcext:value-type="float">
            <text:p>0.1204837</text:p>
          </table:table-cell>
          <table:table-cell office:value-type="float" office:value="0.01849375" calcext:value-type="float">
            <text:p>0.01849375</text:p>
          </table:table-cell>
          <table:table-cell office:value-type="float" office:value="-3.576697" calcext:value-type="float">
            <text:p>-3.576697</text:p>
          </table:table-cell>
          <table:table-cell office:value-type="float" office:value="0.06755355" calcext:value-type="float">
            <text:p>0.06755355</text:p>
          </table:table-cell>
          <table:table-cell office:value-type="float" office:value="6.7176" calcext:value-type="float">
            <text:p>6.7176</text:p>
          </table:table-cell>
          <table:table-cell office:value-type="float" office:value="0.782476" calcext:value-type="float">
            <text:p>0.782476</text:p>
          </table:table-cell>
          <table:table-cell office:value-type="float" office:value="0.81" calcext:value-type="float">
            <text:p>0.81</text:p>
          </table:table-cell>
          <table:table-cell table:number-columns-repeated="12"/>
          <table:table-cell office:value-type="float" office:value="0.3467714" calcext:value-type="float">
            <text:p>0.3467714</text:p>
          </table:table-cell>
          <table:table-cell table:number-columns-repeated="4"/>
          <table:table-cell office:value-type="float" office:value="0.09831926" calcext:value-type="float">
            <text:p>0.09831926</text:p>
          </table:table-cell>
          <table:table-cell table:number-columns-repeated="3"/>
          <table:table-cell office:value-type="float" office:value="0.004499779" calcext:value-type="float">
            <text:p>0.00449977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1783625" calcext:value-type="float">
            <text:p>0.1783625</text:p>
          </table:table-cell>
          <table:table-cell table:number-columns-repeated="4"/>
          <table:table-cell office:value-type="float" office:value="0.02340196" calcext:value-type="float">
            <text:p>0.02340196</text:p>
          </table:table-cell>
          <table:table-cell table:number-columns-repeated="5"/>
          <table:table-cell office:value-type="float" office:value="0.1688735" calcext:value-type="float">
            <text:p>0.1688735</text:p>
          </table:table-cell>
          <table:table-cell table:number-columns-repeated="67"/>
        </table:table-row>
        <table:table-row table:style-name="ro1">
          <table:table-cell/>
          <table:table-cell table:formula="of:=[.C11]*[.C11]" office:value-type="float" office:value="1.69" calcext:value-type="float">
            <text:p>1.69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5757" calcext:value-type="float">
            <text:p>0.1335757</text:p>
          </table:table-cell>
          <table:table-cell office:value-type="float" office:value="0.006051423" calcext:value-type="float">
            <text:p>0.006051423</text:p>
          </table:table-cell>
          <table:table-cell office:value-type="float" office:value="-3.589001" calcext:value-type="float">
            <text:p>-3.589001</text:p>
          </table:table-cell>
          <table:table-cell office:value-type="float" office:value="0.0529583" calcext:value-type="float">
            <text:p>0.0529583</text:p>
          </table:table-cell>
          <table:table-cell office:value-type="float" office:value="6.283112" calcext:value-type="float">
            <text:p>6.283112</text:p>
          </table:table-cell>
          <table:table-cell office:value-type="float" office:value="0.4444079" calcext:value-type="float">
            <text:p>0.4444079</text:p>
          </table:table-cell>
          <table:table-cell office:value-type="float" office:value="0.68" calcext:value-type="float">
            <text:p>0.68</text:p>
          </table:table-cell>
          <table:table-cell table:number-columns-repeated="12"/>
          <table:table-cell office:value-type="float" office:value="0.3073125" calcext:value-type="float">
            <text:p>0.3073125</text:p>
          </table:table-cell>
          <table:table-cell table:number-columns-repeated="5"/>
          <table:table-cell office:value-type="float" office:value="0.1029048" calcext:value-type="float">
            <text:p>0.1029048</text:p>
          </table:table-cell>
          <table:table-cell table:number-columns-repeated="3"/>
          <table:table-cell office:value-type="float" office:value="0.004846437" calcext:value-type="float">
            <text:p>0.00484643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2203181" calcext:value-type="float">
            <text:p>0.2203181</text:p>
          </table:table-cell>
          <table:table-cell table:number-columns-repeated="4"/>
          <table:table-cell office:value-type="float" office:value="0.02531046" calcext:value-type="float">
            <text:p>0.02531046</text:p>
          </table:table-cell>
          <table:table-cell table:number-columns-repeated="5"/>
          <table:table-cell office:value-type="float" office:value="0.2092107" calcext:value-type="float">
            <text:p>0.2092107</text:p>
          </table:table-cell>
          <table:table-cell table:number-columns-repeated="66"/>
        </table:table-row>
        <table:table-row table:style-name="ro1">
          <table:table-cell/>
          <table:table-cell table:formula="of:=[.C12]*[.C12]" office:value-type="float" office:value="1.96" calcext:value-type="float">
            <text:p>1.96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4274" calcext:value-type="float">
            <text:p>0.1444274</text:p>
          </table:table-cell>
          <table:table-cell office:value-type="float" office:value="0.01962881" calcext:value-type="float">
            <text:p>0.01962881</text:p>
          </table:table-cell>
          <table:table-cell office:value-type="float" office:value="-3.698033" calcext:value-type="float">
            <text:p>-3.698033</text:p>
          </table:table-cell>
          <table:table-cell office:value-type="float" office:value="0.04642926" calcext:value-type="float">
            <text:p>0.04642926</text:p>
          </table:table-cell>
          <table:table-cell office:value-type="float" office:value="6.087383" calcext:value-type="float">
            <text:p>6.087383</text:p>
          </table:table-cell>
          <table:table-cell office:value-type="float" office:value="0.5822747" calcext:value-type="float">
            <text:p>0.5822747</text:p>
          </table:table-cell>
          <table:table-cell office:value-type="float" office:value="0.61" calcext:value-type="float">
            <text:p>0.61</text:p>
          </table:table-cell>
          <table:table-cell table:number-columns-repeated="12"/>
          <table:table-cell office:value-type="float" office:value="0.2610245" calcext:value-type="float">
            <text:p>0.2610245</text:p>
          </table:table-cell>
          <table:table-cell table:number-columns-repeated="5"/>
          <table:table-cell office:value-type="float" office:value="0.1106002" calcext:value-type="float">
            <text:p>0.1106002</text:p>
          </table:table-cell>
          <table:table-cell table:number-columns-repeated="3"/>
          <table:table-cell office:value-type="float" office:value="0.004403499" calcext:value-type="float">
            <text:p>0.00440349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2287342" calcext:value-type="float">
            <text:p>0.2287342</text:p>
          </table:table-cell>
          <table:table-cell table:number-columns-repeated="4"/>
          <table:table-cell office:value-type="float" office:value="0.02273792" calcext:value-type="float">
            <text:p>0.02273792</text:p>
          </table:table-cell>
          <table:table-cell table:number-columns-repeated="5"/>
          <table:table-cell office:value-type="float" office:value="0.2191718" calcext:value-type="float">
            <text:p>0.2191718</text:p>
          </table:table-cell>
          <table:table-cell table:number-columns-repeated="66"/>
        </table:table-row>
        <table:table-row table:style-name="ro1">
          <table:table-cell/>
          <table:table-cell table:formula="of:=[.C13]*[.C13]" office:value-type="float" office:value="2.25" calcext:value-type="float">
            <text:p>2.2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417" calcext:value-type="float">
            <text:p>0.156417</text:p>
          </table:table-cell>
          <table:table-cell office:value-type="float" office:value="0.01965605" calcext:value-type="float">
            <text:p>0.01965605</text:p>
          </table:table-cell>
          <table:table-cell office:value-type="float" office:value="-3.631002" calcext:value-type="float">
            <text:p>-3.631002</text:p>
          </table:table-cell>
          <table:table-cell office:value-type="float" office:value="0.047953" calcext:value-type="float">
            <text:p>0.047953</text:p>
          </table:table-cell>
          <table:table-cell office:value-type="float" office:value="6.418955" calcext:value-type="float">
            <text:p>6.418955</text:p>
          </table:table-cell>
          <table:table-cell office:value-type="float" office:value="0.5918579" calcext:value-type="float">
            <text:p>0.5918579</text:p>
          </table:table-cell>
          <table:table-cell office:value-type="float" office:value="0.75" calcext:value-type="float">
            <text:p>0.75</text:p>
          </table:table-cell>
          <table:table-cell table:number-columns-repeated="12"/>
          <table:table-cell office:value-type="float" office:value="0.2457426" calcext:value-type="float">
            <text:p>0.2457426</text:p>
          </table:table-cell>
          <table:table-cell table:number-columns-repeated="5"/>
          <table:table-cell office:value-type="float" office:value="0.1178397" calcext:value-type="float">
            <text:p>0.1178397</text:p>
          </table:table-cell>
          <table:table-cell table:number-columns-repeated="3"/>
          <table:table-cell office:value-type="float" office:value="0.0046256" calcext:value-type="float">
            <text:p>0.004625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2587029" calcext:value-type="float">
            <text:p>0.2587029</text:p>
          </table:table-cell>
          <table:table-cell table:number-columns-repeated="4"/>
          <table:table-cell office:value-type="float" office:value="0.0240163" calcext:value-type="float">
            <text:p>0.0240163</text:p>
          </table:table-cell>
          <table:table-cell table:number-columns-repeated="5"/>
          <table:table-cell office:value-type="float" office:value="0.2470151" calcext:value-type="float">
            <text:p>0.2470151</text:p>
          </table:table-cell>
          <table:table-cell table:number-columns-repeated="66"/>
        </table:table-row>
        <table:table-row table:style-name="ro1">
          <table:table-cell/>
          <table:table-cell table:formula="of:=[.C14]*[.C14]" office:value-type="float" office:value="2.56" calcext:value-type="float">
            <text:p>2.56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3578" calcext:value-type="float">
            <text:p>0.163578</text:p>
          </table:table-cell>
          <table:table-cell office:value-type="float" office:value="0.01943783" calcext:value-type="float">
            <text:p>0.01943783</text:p>
          </table:table-cell>
          <table:table-cell office:value-type="float" office:value="-3.64118" calcext:value-type="float">
            <text:p>-3.64118</text:p>
          </table:table-cell>
          <table:table-cell office:value-type="float" office:value="0.0497455" calcext:value-type="float">
            <text:p>0.0497455</text:p>
          </table:table-cell>
          <table:table-cell office:value-type="float" office:value="6.765373" calcext:value-type="float">
            <text:p>6.765373</text:p>
          </table:table-cell>
          <table:table-cell office:value-type="float" office:value="0.6105084" calcext:value-type="float">
            <text:p>0.6105084</text:p>
          </table:table-cell>
          <table:table-cell office:value-type="float" office:value="0.72" calcext:value-type="float">
            <text:p>0.72</text:p>
          </table:table-cell>
          <table:table-cell table:number-columns-repeated="12"/>
          <table:table-cell office:value-type="float" office:value="0.3109165" calcext:value-type="float">
            <text:p>0.3109165</text:p>
          </table:table-cell>
          <table:table-cell table:number-columns-repeated="5"/>
          <table:table-cell office:value-type="float" office:value="0.1117748" calcext:value-type="float">
            <text:p>0.1117748</text:p>
          </table:table-cell>
          <table:table-cell table:number-columns-repeated="3"/>
          <table:table-cell office:value-type="float" office:value="0.007609468" calcext:value-type="float">
            <text:p>0.00760946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3813955" calcext:value-type="float">
            <text:p>0.3813955</text:p>
          </table:table-cell>
          <table:table-cell table:number-columns-repeated="4"/>
          <table:table-cell office:value-type="float" office:value="0.04210719" calcext:value-type="float">
            <text:p>0.04210719</text:p>
          </table:table-cell>
          <table:table-cell table:number-columns-repeated="5"/>
          <table:table-cell office:value-type="float" office:value="0.3501402" calcext:value-type="float">
            <text:p>0.3501402</text:p>
          </table:table-cell>
          <table:table-cell table:number-columns-repeated="66"/>
        </table:table-row>
        <table:table-row table:style-name="ro1">
          <table:table-cell/>
          <table:table-cell table:formula="of:=[.C15]*[.C15]" office:value-type="float" office:value="2.89" calcext:value-type="float">
            <text:p>2.8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88252" calcext:value-type="float">
            <text:p>0.1788252</text:p>
          </table:table-cell>
          <table:table-cell office:value-type="float" office:value="0.006259133" calcext:value-type="float">
            <text:p>0.006259133</text:p>
          </table:table-cell>
          <table:table-cell office:value-type="float" office:value="-3.60466" calcext:value-type="float">
            <text:p>-3.60466</text:p>
          </table:table-cell>
          <table:table-cell office:value-type="float" office:value="0.03348545" calcext:value-type="float">
            <text:p>0.03348545</text:p>
          </table:table-cell>
          <table:table-cell office:value-type="float" office:value="5.657951" calcext:value-type="float">
            <text:p>5.657951</text:p>
          </table:table-cell>
          <table:table-cell office:value-type="float" office:value="0.2672067" calcext:value-type="float">
            <text:p>0.2672067</text:p>
          </table:table-cell>
          <table:table-cell office:value-type="float" office:value="0.72" calcext:value-type="float">
            <text:p>0.72</text:p>
          </table:table-cell>
          <table:table-cell table:number-columns-repeated="12"/>
          <table:table-cell office:value-type="float" office:value="0.1697885" calcext:value-type="float">
            <text:p>0.1697885</text:p>
          </table:table-cell>
          <table:table-cell table:number-columns-repeated="5"/>
          <table:table-cell office:value-type="float" office:value="0.1384833" calcext:value-type="float">
            <text:p>0.1384833</text:p>
          </table:table-cell>
          <table:table-cell table:number-columns-repeated="3"/>
          <table:table-cell office:value-type="float" office:value="0.003550672" calcext:value-type="float">
            <text:p>0.00355067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2639107" calcext:value-type="float">
            <text:p>0.2639107</text:p>
          </table:table-cell>
          <table:table-cell table:number-columns-repeated="4"/>
          <table:table-cell office:value-type="float" office:value="0.01801672" calcext:value-type="float">
            <text:p>0.01801672</text:p>
          </table:table-cell>
          <table:table-cell table:number-columns-repeated="5"/>
          <table:table-cell office:value-type="float" office:value="0.2563146" calcext:value-type="float">
            <text:p>0.2563146</text:p>
          </table:table-cell>
          <table:table-cell table:number-columns-repeated="66"/>
        </table:table-row>
        <table:table-row table:style-name="ro1">
          <table:table-cell/>
          <table:table-cell table:formula="of:=[.C16]*[.C16]" office:value-type="float" office:value="3.24" calcext:value-type="float">
            <text:p>3.24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33875" calcext:value-type="float">
            <text:p>0.1833875</text:p>
          </table:table-cell>
          <table:table-cell office:value-type="float" office:value="0.006055268" calcext:value-type="float">
            <text:p>0.006055268</text:p>
          </table:table-cell>
          <table:table-cell office:value-type="float" office:value="-3.651644" calcext:value-type="float">
            <text:p>-3.651644</text:p>
          </table:table-cell>
          <table:table-cell office:value-type="float" office:value="0.0431467" calcext:value-type="float">
            <text:p>0.0431467</text:p>
          </table:table-cell>
          <table:table-cell office:value-type="float" office:value="6.788614" calcext:value-type="float">
            <text:p>6.788614</text:p>
          </table:table-cell>
          <table:table-cell office:value-type="float" office:value="0.3971797" calcext:value-type="float">
            <text:p>0.3971797</text:p>
          </table:table-cell>
          <table:table-cell office:value-type="float" office:value="0.61" calcext:value-type="float">
            <text:p>0.61</text:p>
          </table:table-cell>
          <table:table-cell table:number-columns-repeated="13"/>
          <table:table-cell office:value-type="float" office:value="0.3114068" calcext:value-type="float">
            <text:p>0.3114068</text:p>
          </table:table-cell>
          <table:table-cell table:number-columns-repeated="5"/>
          <table:table-cell office:value-type="float" office:value="0.124033" calcext:value-type="float">
            <text:p>0.124033</text:p>
          </table:table-cell>
          <table:table-cell table:number-columns-repeated="3"/>
          <table:table-cell office:value-type="float" office:value="0.00850371" calcext:value-type="float">
            <text:p>0.0085037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44497" calcext:value-type="float">
            <text:p>0.44497</text:p>
          </table:table-cell>
          <table:table-cell table:number-columns-repeated="4"/>
          <table:table-cell office:value-type="float" office:value="0.04829637" calcext:value-type="float">
            <text:p>0.04829637</text:p>
          </table:table-cell>
          <table:table-cell table:number-columns-repeated="5"/>
          <table:table-cell office:value-type="float" office:value="0.4026302" calcext:value-type="float">
            <text:p>0.4026302</text:p>
          </table:table-cell>
          <table:table-cell table:number-columns-repeated="65"/>
        </table:table-row>
        <table:table-row table:style-name="ro1">
          <table:table-cell/>
          <table:table-cell table:formula="of:=[.C17]*[.C17]" office:value-type="float" office:value="3.61" calcext:value-type="float">
            <text:p>3.61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4435" calcext:value-type="float">
            <text:p>0.1954435</text:p>
          </table:table-cell>
          <table:table-cell office:value-type="float" office:value="0.01927503" calcext:value-type="float">
            <text:p>0.01927503</text:p>
          </table:table-cell>
          <table:table-cell office:value-type="float" office:value="-3.735578" calcext:value-type="float">
            <text:p>-3.735578</text:p>
          </table:table-cell>
          <table:table-cell office:value-type="float" office:value="0.03832114" calcext:value-type="float">
            <text:p>0.03832114</text:p>
          </table:table-cell>
          <table:table-cell office:value-type="float" office:value="6.465922" calcext:value-type="float">
            <text:p>6.465922</text:p>
          </table:table-cell>
          <table:table-cell office:value-type="float" office:value="0.4678516" calcext:value-type="float">
            <text:p>0.4678516</text:p>
          </table:table-cell>
          <table:table-cell office:value-type="float" office:value="1.02" calcext:value-type="float">
            <text:p>1.02</text:p>
          </table:table-cell>
          <table:table-cell table:number-columns-repeated="13"/>
          <table:table-cell office:value-type="float" office:value="0.2271327" calcext:value-type="float">
            <text:p>0.2271327</text:p>
          </table:table-cell>
          <table:table-cell table:number-columns-repeated="5"/>
          <table:table-cell office:value-type="float" office:value="0.1368737" calcext:value-type="float">
            <text:p>0.1368737</text:p>
          </table:table-cell>
          <table:table-cell table:number-columns-repeated="3"/>
          <table:table-cell office:value-type="float" office:value="0.006114862" calcext:value-type="float">
            <text:p>0.00611486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4034709" calcext:value-type="float">
            <text:p>0.4034709</text:p>
          </table:table-cell>
          <table:table-cell table:number-columns-repeated="4"/>
          <table:table-cell office:value-type="float" office:value="0.03305686" calcext:value-type="float">
            <text:p>0.03305686</text:p>
          </table:table-cell>
          <table:table-cell table:number-columns-repeated="5"/>
          <table:table-cell office:value-type="float" office:value="0.3751817" calcext:value-type="float">
            <text:p>0.3751817</text:p>
          </table:table-cell>
          <table:table-cell table:number-columns-repeated="65"/>
        </table:table-row>
        <table:table-row table:style-name="ro1">
          <table:table-cell/>
          <table:table-cell table:formula="of:=[.C18]*[.C18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00526" calcext:value-type="float">
            <text:p>0.2000526</text:p>
          </table:table-cell>
          <table:table-cell office:value-type="float" office:value="0.006021656" calcext:value-type="float">
            <text:p>0.006021656</text:p>
          </table:table-cell>
          <table:table-cell office:value-type="float" office:value="-3.696162" calcext:value-type="float">
            <text:p>-3.696162</text:p>
          </table:table-cell>
          <table:table-cell office:value-type="float" office:value="0.03202797" calcext:value-type="float">
            <text:p>0.03202797</text:p>
          </table:table-cell>
          <table:table-cell office:value-type="float" office:value="6.048332" calcext:value-type="float">
            <text:p>6.048332</text:p>
          </table:table-cell>
          <table:table-cell office:value-type="float" office:value="0.2684287" calcext:value-type="float">
            <text:p>0.2684287</text:p>
          </table:table-cell>
          <table:table-cell office:value-type="float" office:value="0.84" calcext:value-type="float">
            <text:p>0.84</text:p>
          </table:table-cell>
          <table:table-cell table:number-columns-repeated="13"/>
          <table:table-cell office:value-type="float" office:value="0.2119116" calcext:value-type="float">
            <text:p>0.2119116</text:p>
          </table:table-cell>
          <table:table-cell table:number-columns-repeated="5"/>
          <table:table-cell office:value-type="float" office:value="0.1416308" calcext:value-type="float">
            <text:p>0.1416308</text:p>
          </table:table-cell>
          <table:table-cell table:number-columns-repeated="3"/>
          <table:table-cell office:value-type="float" office:value="0.005986609" calcext:value-type="float">
            <text:p>0.00598660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4150443" calcext:value-type="float">
            <text:p>0.4150443</text:p>
          </table:table-cell>
          <table:table-cell table:number-columns-repeated="4"/>
          <table:table-cell office:value-type="float" office:value="0.03202301" calcext:value-type="float">
            <text:p>0.03202301</text:p>
          </table:table-cell>
          <table:table-cell table:number-columns-repeated="5"/>
          <table:table-cell office:value-type="float" office:value="0.3881286" calcext:value-type="float">
            <text:p>0.3881286</text:p>
          </table:table-cell>
          <table:table-cell table:number-columns-repeated="65"/>
        </table:table-row>
        <table:table-row table:style-name="ro1">
          <table:table-cell/>
          <table:table-cell table:formula="of:=[.C19]*[.C19]" office:value-type="float" office:value="4.41" calcext:value-type="float">
            <text:p>4.41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60766" calcext:value-type="float">
            <text:p>0.2060766</text:p>
          </table:table-cell>
          <table:table-cell office:value-type="float" office:value="0.01832998" calcext:value-type="float">
            <text:p>0.01832998</text:p>
          </table:table-cell>
          <table:table-cell office:value-type="float" office:value="-3.828537" calcext:value-type="float">
            <text:p>-3.828537</text:p>
          </table:table-cell>
          <table:table-cell office:value-type="float" office:value="0.03429351" calcext:value-type="float">
            <text:p>0.03429351</text:p>
          </table:table-cell>
          <table:table-cell office:value-type="float" office:value="6.241434" calcext:value-type="float">
            <text:p>6.241434</text:p>
          </table:table-cell>
          <table:table-cell office:value-type="float" office:value="0.3975909" calcext:value-type="float">
            <text:p>0.3975909</text:p>
          </table:table-cell>
          <table:table-cell office:value-type="float" office:value="0.52" calcext:value-type="float">
            <text:p>0.52</text:p>
          </table:table-cell>
          <table:table-cell table:number-columns-repeated="13"/>
          <table:table-cell office:value-type="float" office:value="0.2436545" calcext:value-type="float">
            <text:p>0.2436545</text:p>
          </table:table-cell>
          <table:table-cell table:number-columns-repeated="5"/>
          <table:table-cell office:value-type="float" office:value="0.1292852" calcext:value-type="float">
            <text:p>0.1292852</text:p>
          </table:table-cell>
          <table:table-cell table:number-columns-repeated="3"/>
          <table:table-cell office:value-type="float" office:value="0.008084366" calcext:value-type="float">
            <text:p>0.00808436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5644928" calcext:value-type="float">
            <text:p>0.5644928</text:p>
          </table:table-cell>
          <table:table-cell table:number-columns-repeated="4"/>
          <table:table-cell office:value-type="float" office:value="0.04697169" calcext:value-type="float">
            <text:p>0.04697169</text:p>
          </table:table-cell>
          <table:table-cell table:number-columns-repeated="5"/>
          <table:table-cell office:value-type="float" office:value="0.5057178" calcext:value-type="float">
            <text:p>0.5057178</text:p>
          </table:table-cell>
          <table:table-cell table:number-columns-repeated="65"/>
        </table:table-row>
        <table:table-row table:style-name="ro1">
          <table:table-cell/>
          <table:table-cell table:formula="of:=[.C20]*[.C20]" office:value-type="float" office:value="4.84" calcext:value-type="float">
            <text:p>4.84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12001" calcext:value-type="float">
            <text:p>0.2112001</text:p>
          </table:table-cell>
          <table:table-cell office:value-type="float" office:value="0.005735681" calcext:value-type="float">
            <text:p>0.005735681</text:p>
          </table:table-cell>
          <table:table-cell office:value-type="float" office:value="-3.82142" calcext:value-type="float">
            <text:p>-3.82142</text:p>
          </table:table-cell>
          <table:table-cell office:value-type="float" office:value="0.03042719" calcext:value-type="float">
            <text:p>0.03042719</text:p>
          </table:table-cell>
          <table:table-cell office:value-type="float" office:value="5.989574" calcext:value-type="float">
            <text:p>5.989574</text:p>
          </table:table-cell>
          <table:table-cell office:value-type="float" office:value="0.2343151" calcext:value-type="float">
            <text:p>0.2343151</text:p>
          </table:table-cell>
          <table:table-cell office:value-type="float" office:value="1.13" calcext:value-type="float">
            <text:p>1.13</text:p>
          </table:table-cell>
          <table:table-cell table:number-columns-repeated="13"/>
          <table:table-cell office:value-type="float" office:value="0.2312317" calcext:value-type="float">
            <text:p>0.2312317</text:p>
          </table:table-cell>
          <table:table-cell table:number-columns-repeated="5"/>
          <table:table-cell office:value-type="float" office:value="0.1150106" calcext:value-type="float">
            <text:p>0.1150106</text:p>
          </table:table-cell>
          <table:table-cell table:number-columns-repeated="3"/>
          <table:table-cell office:value-type="float" office:value="0.008911296" calcext:value-type="float">
            <text:p>0.00891129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7117465" calcext:value-type="float">
            <text:p>0.7117465</text:p>
          </table:table-cell>
          <table:table-cell table:number-columns-repeated="4"/>
          <table:table-cell office:value-type="float" office:value="0.05434847" calcext:value-type="float">
            <text:p>0.05434847</text:p>
          </table:table-cell>
          <table:table-cell table:number-columns-repeated="5"/>
          <table:table-cell office:value-type="float" office:value="0.6200432" calcext:value-type="float">
            <text:p>0.6200432</text:p>
          </table:table-cell>
          <table:table-cell table:number-columns-repeated="65"/>
        </table:table-row>
        <table:table-row table:style-name="ro1">
          <table:table-cell table:number-columns-repeated="5"/>
          <table:table-cell office:value-type="string" calcext:value-type="string">
            <text:p>Avg.</text:p>
          </table:table-cell>
          <table:table-cell/>
          <table:table-cell office:value-type="string" calcext:value-type="string">
            <text:p>Avg.</text:p>
          </table:table-cell>
          <table:table-cell/>
          <table:table-cell office:value-type="string" calcext:value-type="string">
            <text:p>Avg.</text:p>
          </table:table-cell>
          <table:table-cell/>
          <table:table-cell office:value-type="string" calcext:value-type="string">
            <text:p>Avg.</text:p>
          </table:table-cell>
          <table:table-cell table:number-columns-repeated="130"/>
        </table:table-row>
        <table:table-row table:style-name="ro1">
          <table:table-cell table:number-columns-repeated="5"/>
          <table:table-cell table:formula="of:=AVERAGE([.F8:.F20])" office:value-type="float" office:value="0.162657984615385" calcext:value-type="float">
            <text:p>0.162657984615385</text:p>
          </table:table-cell>
          <table:table-cell/>
          <table:table-cell table:formula="of:=AVERAGE([.H8:.H20])" office:value-type="float" office:value="-3.66236707692308" calcext:value-type="float">
            <text:p>-3.66236707692308</text:p>
          </table:table-cell>
          <table:table-cell/>
          <table:table-cell table:formula="of:=AVERAGE([.J8:.J20])" office:value-type="float" office:value="6.25505976923077" calcext:value-type="float">
            <text:p>6.25505976923077</text:p>
          </table:table-cell>
          <table:table-cell/>
          <table:table-cell table:formula="of:=AVERAGE([.L8:.L20])" office:value-type="float" office:value="0.757692307692308" calcext:value-type="float">
            <text:p>0.757692307692308</text:p>
          </table:table-cell>
          <table:table-cell table:number-columns-repeated="130"/>
        </table:table-row>
      </table:table>
      <table:table table:name="Anael. H2O" table:style-name="ta1">
        <table:shapes>
          <draw:frame draw:z-index="0" draw:style-name="gr1" draw:text-style-name="P1" svg:width="575.21pt" svg:height="255.23pt" svg:x="143.8pt" svg:y="302.03pt">
            <loext:p draw:notify-on-update-of-ranges="'Anael. H2O'.B8:'Anael. H2O'.B20 'Anael. H2O'.F8:'Anael. H2O'.F20 'Anael. H2O'.G8:'Anael. H2O'.G20 'Anael. H2O'.G8:'Anael. H2O'.G2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3.54pt" svg:height="255.23pt" svg:x="737.26pt" svg:y="299.51pt">
            <loext:p draw:notify-on-update-of-ranges="'Anael. H2O'.B8:'Anael. H2O'.B20 'Anael. H2O'.H8:'Anael. H2O'.H20 'Anael. H2O'.I8:'Anael. H2O'.I20 'Anael. H2O'.I8:'Anael. H2O'.I2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17" office:value-type="string" calcext:value-type="string" table:number-columns-spanned="2" table:number-rows-spanned="1">
            <text:p>Fit Gaussiano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8" table:number-rows-spanned="2">
            <text:p>Andamento picchi anaelastici H2O <text:s/>a 150</text:p>
          </table:table-cell>
          <table:covered-table-cell table:number-columns-repeated="7"/>
          <table:table-cell/>
          <table:table-cell office:value-type="string" calcext:value-type="string">
            <text:p>fit da:</text:p>
          </table:table-cell>
          <table:table-cell/>
        </table:table-row>
        <table:table-row table:style-name="ro1">
          <table:table-cell/>
          <table:covered-table-cell table:number-columns-repeated="8"/>
          <table:table-cell/>
          <table:table-cell office:value-type="string" calcext:value-type="string">
            <text:p>xmin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max</text:p>
          </table:table-cell>
          <table:table-cell office:value-type="float" office:value="-1.75" calcext:value-type="float">
            <text:p>-1.7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Q^2</text:p>
          </table:table-cell>
          <table:table-cell office:value-type="string" calcext:value-type="string">
            <text:p>Spectra</text:p>
          </table:table-cell>
          <table:table-cell office:value-type="string" calcext:value-type="string">
            <text:p>pseudo_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1.heigh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2.cent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3.fWm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hi^2</text:p>
          </table:table-cell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formula="of:=[.C8]*[.C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98827" calcext:value-type="float">
            <text:p>0.5598827</text:p>
          </table:table-cell>
          <table:table-cell office:value-type="float" office:value="0.1450974" calcext:value-type="float">
            <text:p>0.1450974</text:p>
          </table:table-cell>
          <table:table-cell office:value-type="float" office:value="-4.795255" calcext:value-type="float">
            <text:p>-4.795255</text:p>
          </table:table-cell>
          <table:table-cell office:value-type="float" office:value="0.128686" calcext:value-type="float">
            <text:p>0.128686</text:p>
          </table:table-cell>
          <table:table-cell office:value-type="float" office:value="8.668345" calcext:value-type="float">
            <text:p>8.668345</text:p>
          </table:table-cell>
          <table:table-cell office:value-type="float" office:value="1.509633" calcext:value-type="float">
            <text:p>1.5096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9]*[.C9]" office:value-type="float" office:value="1.21" calcext:value-type="float">
            <text:p>1.2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92801" calcext:value-type="float">
            <text:p>0.5992801</text:p>
          </table:table-cell>
          <table:table-cell office:value-type="float" office:value="0.01737414" calcext:value-type="float">
            <text:p>0.01737414</text:p>
          </table:table-cell>
          <table:table-cell office:value-type="float" office:value="-5.161387" calcext:value-type="float">
            <text:p>-5.161387</text:p>
          </table:table-cell>
          <table:table-cell office:value-type="float" office:value="0.1664165" calcext:value-type="float">
            <text:p>0.1664165</text:p>
          </table:table-cell>
          <table:table-cell office:value-type="float" office:value="8.901218" calcext:value-type="float">
            <text:p>8.901218</text:p>
          </table:table-cell>
          <table:table-cell office:value-type="float" office:value="0.744092" calcext:value-type="float">
            <text:p>0.744092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formula="of:=[.C10]*[.C10]" office:value-type="float" office:value="1.44" calcext:value-type="float">
            <text:p>1.44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75656" calcext:value-type="float">
            <text:p>0.6375656</text:p>
          </table:table-cell>
          <table:table-cell office:value-type="float" office:value="0.05485352" calcext:value-type="float">
            <text:p>0.05485352</text:p>
          </table:table-cell>
          <table:table-cell office:value-type="float" office:value="-4.880055" calcext:value-type="float">
            <text:p>-4.880055</text:p>
          </table:table-cell>
          <table:table-cell office:value-type="float" office:value="0.1791321" calcext:value-type="float">
            <text:p>0.1791321</text:p>
          </table:table-cell>
          <table:table-cell office:value-type="float" office:value="9.298431" calcext:value-type="float">
            <text:p>9.298431</text:p>
          </table:table-cell>
          <table:table-cell office:value-type="float" office:value="1.10364" calcext:value-type="float">
            <text:p>1.1036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11]*[.C11]" office:value-type="float" office:value="1.69" calcext:value-type="float">
            <text:p>1.69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45908" calcext:value-type="float">
            <text:p>0.6645908</text:p>
          </table:table-cell>
          <table:table-cell office:value-type="float" office:value="0.1770374" calcext:value-type="float">
            <text:p>0.1770374</text:p>
          </table:table-cell>
          <table:table-cell office:value-type="float" office:value="-5.192007" calcext:value-type="float">
            <text:p>-5.192007</text:p>
          </table:table-cell>
          <table:table-cell office:value-type="float" office:value="0.2180168" calcext:value-type="float">
            <text:p>0.2180168</text:p>
          </table:table-cell>
          <table:table-cell office:value-type="float" office:value="8.974302" calcext:value-type="float">
            <text:p>8.974302</text:p>
          </table:table-cell>
          <table:table-cell office:value-type="float" office:value="1.703011" calcext:value-type="float">
            <text:p>1.703011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formula="of:=[.C12]*[.C12]" office:value-type="float" office:value="1.96" calcext:value-type="float">
            <text:p>1.96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47406" calcext:value-type="float">
            <text:p>0.6847406</text:p>
          </table:table-cell>
          <table:table-cell office:value-type="float" office:value="0.05794599" calcext:value-type="float">
            <text:p>0.05794599</text:p>
          </table:table-cell>
          <table:table-cell office:value-type="float" office:value="-4.979159" calcext:value-type="float">
            <text:p>-4.979159</text:p>
          </table:table-cell>
          <table:table-cell office:value-type="float" office:value="0.1829076" calcext:value-type="float">
            <text:p>0.1829076</text:p>
          </table:table-cell>
          <table:table-cell office:value-type="float" office:value="9.025798" calcext:value-type="float">
            <text:p>9.025798</text:p>
          </table:table-cell>
          <table:table-cell office:value-type="float" office:value="1.00417" calcext:value-type="float">
            <text:p>1.00417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13]*[.C13]" office:value-type="float" office:value="2.25" calcext:value-type="float">
            <text:p>2.2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76067" calcext:value-type="float">
            <text:p>0.7276067</text:p>
          </table:table-cell>
          <table:table-cell office:value-type="float" office:value="0.05934152" calcext:value-type="float">
            <text:p>0.05934152</text:p>
          </table:table-cell>
          <table:table-cell office:value-type="float" office:value="-5.624535" calcext:value-type="float">
            <text:p>-5.624535</text:p>
          </table:table-cell>
          <table:table-cell office:value-type="float" office:value="0.3384217" calcext:value-type="float">
            <text:p>0.3384217</text:p>
          </table:table-cell>
          <table:table-cell office:value-type="float" office:value="10.20763" calcext:value-type="float">
            <text:p>10.20763</text:p>
          </table:table-cell>
          <table:table-cell office:value-type="float" office:value="1.284229" calcext:value-type="float">
            <text:p>1.284229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formula="of:=[.C14]*[.C14]" office:value-type="float" office:value="2.56" calcext:value-type="float">
            <text:p>2.56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78498" calcext:value-type="float">
            <text:p>0.7478498</text:p>
          </table:table-cell>
          <table:table-cell office:value-type="float" office:value="0.05986167" calcext:value-type="float">
            <text:p>0.05986167</text:p>
          </table:table-cell>
          <table:table-cell office:value-type="float" office:value="-5.61963" calcext:value-type="float">
            <text:p>-5.61963</text:p>
          </table:table-cell>
          <table:table-cell office:value-type="float" office:value="0.3348117" calcext:value-type="float">
            <text:p>0.3348117</text:p>
          </table:table-cell>
          <table:table-cell office:value-type="float" office:value="10.1864" calcext:value-type="float">
            <text:p>10.1864</text:p>
          </table:table-cell>
          <table:table-cell office:value-type="float" office:value="1.257095" calcext:value-type="float">
            <text:p>1.25709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15]*[.C15]" office:value-type="float" office:value="2.89" calcext:value-type="float">
            <text:p>2.8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47537" calcext:value-type="float">
            <text:p>0.7847537</text:p>
          </table:table-cell>
          <table:table-cell office:value-type="float" office:value="0.1866528" calcext:value-type="float">
            <text:p>0.1866528</text:p>
          </table:table-cell>
          <table:table-cell office:value-type="float" office:value="-5.661746" calcext:value-type="float">
            <text:p>-5.661746</text:p>
          </table:table-cell>
          <table:table-cell office:value-type="float" office:value="0.2956073" calcext:value-type="float">
            <text:p>0.2956073</text:p>
          </table:table-cell>
          <table:table-cell office:value-type="float" office:value="9.225147" calcext:value-type="float">
            <text:p>9.225147</text:p>
          </table:table-cell>
          <table:table-cell office:value-type="float" office:value="1.70315" calcext:value-type="float">
            <text:p>1.7031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formula="of:=[.C16]*[.C16]" office:value-type="float" office:value="3.24" calcext:value-type="float">
            <text:p>3.24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18165" calcext:value-type="float">
            <text:p>0.7918165</text:p>
          </table:table-cell>
          <table:table-cell office:value-type="float" office:value="0.05964654" calcext:value-type="float">
            <text:p>0.05964654</text:p>
          </table:table-cell>
          <table:table-cell office:value-type="float" office:value="-5.866744" calcext:value-type="float">
            <text:p>-5.866744</text:p>
          </table:table-cell>
          <table:table-cell office:value-type="float" office:value="0.3728124" calcext:value-type="float">
            <text:p>0.3728124</text:p>
          </table:table-cell>
          <table:table-cell office:value-type="float" office:value="10.42867" calcext:value-type="float">
            <text:p>10.42867</text:p>
          </table:table-cell>
          <table:table-cell office:value-type="float" office:value="1.227939" calcext:value-type="float">
            <text:p>1.227939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7]*[.C17]" office:value-type="float" office:value="3.61" calcext:value-type="float">
            <text:p>3.61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41978" calcext:value-type="float">
            <text:p>0.7741978</text:p>
          </table:table-cell>
          <table:table-cell office:value-type="float" office:value="0.1861611" calcext:value-type="float">
            <text:p>0.1861611</text:p>
          </table:table-cell>
          <table:table-cell office:value-type="float" office:value="-6.298646" calcext:value-type="float">
            <text:p>-6.298646</text:p>
          </table:table-cell>
          <table:table-cell office:value-type="float" office:value="0.5800621" calcext:value-type="float">
            <text:p>0.5800621</text:p>
          </table:table-cell>
          <table:table-cell office:value-type="float" office:value="11.01491" calcext:value-type="float">
            <text:p>11.01491</text:p>
          </table:table-cell>
          <table:table-cell office:value-type="float" office:value="2.33588" calcext:value-type="float">
            <text:p>2.33588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formula="of:=[.C18]*[.C18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31547" calcext:value-type="float">
            <text:p>0.8431547</text:p>
          </table:table-cell>
          <table:table-cell office:value-type="float" office:value="0.007636827" calcext:value-type="float">
            <text:p>0.007636827</text:p>
          </table:table-cell>
          <table:table-cell office:value-type="float" office:value="-6.183392" calcext:value-type="float">
            <text:p>-6.183392</text:p>
          </table:table-cell>
          <table:table-cell office:value-type="float" office:value="0.08445458" calcext:value-type="float">
            <text:p>0.08445458</text:p>
          </table:table-cell>
          <table:table-cell office:value-type="float" office:value="10.84232" calcext:value-type="float">
            <text:p>10.84232</text:p>
          </table:table-cell>
          <table:table-cell office:value-type="float" office:value="0.2590409" calcext:value-type="float">
            <text:p>0.2590409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19]*[.C19]" office:value-type="float" office:value="4.41" calcext:value-type="float">
            <text:p>4.41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43213" calcext:value-type="float">
            <text:p>0.8343213</text:p>
          </table:table-cell>
          <table:table-cell office:value-type="float" office:value="0.1787279" calcext:value-type="float">
            <text:p>0.1787279</text:p>
          </table:table-cell>
          <table:table-cell office:value-type="float" office:value="-5.772474" calcext:value-type="float">
            <text:p>-5.772474</text:p>
          </table:table-cell>
          <table:table-cell office:value-type="float" office:value="0.3432639" calcext:value-type="float">
            <text:p>0.3432639</text:p>
          </table:table-cell>
          <table:table-cell office:value-type="float" office:value="10.10797" calcext:value-type="float">
            <text:p>10.10797</text:p>
          </table:table-cell>
          <table:table-cell office:value-type="float" office:value="1.746644" calcext:value-type="float">
            <text:p>1.74664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formula="of:=[.C20]*[.C20]" office:value-type="float" office:value="4.84" calcext:value-type="float">
            <text:p>4.84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54583" calcext:value-type="float">
            <text:p>0.8354583</text:p>
          </table:table-cell>
          <table:table-cell office:value-type="float" office:value="0.1736777" calcext:value-type="float">
            <text:p>0.1736777</text:p>
          </table:table-cell>
          <table:table-cell office:value-type="float" office:value="-5.755378" calcext:value-type="float">
            <text:p>-5.755378</text:p>
          </table:table-cell>
          <table:table-cell office:value-type="float" office:value="0.2843463" calcext:value-type="float">
            <text:p>0.2843463</text:p>
          </table:table-cell>
          <table:table-cell office:value-type="float" office:value="9.286489" calcext:value-type="float">
            <text:p>9.286489</text:p>
          </table:table-cell>
          <table:table-cell office:value-type="float" office:value="1.530854" calcext:value-type="float">
            <text:p>1.530854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vg.</text:p>
          </table:table-cell>
          <table:table-cell/>
          <table:table-cell office:value-type="string" calcext:value-type="string">
            <text:p>Avg.</text:p>
          </table:table-cell>
          <table:table-cell/>
          <table:table-cell office:value-type="string" calcext:value-type="string">
            <text:p>Avg.</text:p>
          </table:table-cell>
          <table:table-cell/>
          <table:table-cell office:value-type="string" calcext:value-type="string">
            <text:p>Avg.</text:p>
          </table:table-cell>
        </table:table-row>
        <table:table-row table:style-name="ro1">
          <table:table-cell table:number-columns-repeated="5"/>
          <table:table-cell table:formula="of:=AVERAGE([.F8:.F20])" office:value-type="float" office:value="0.7296322" calcext:value-type="float">
            <text:p>0.7296322</text:p>
          </table:table-cell>
          <table:table-cell/>
          <table:table-cell table:formula="of:=AVERAGE([.H8:.H20])" office:value-type="float" office:value="-5.52233907692308" calcext:value-type="float">
            <text:p>-5.52233907692308</text:p>
          </table:table-cell>
          <table:table-cell/>
          <table:table-cell table:formula="of:=AVERAGE([.J8:.J20])" office:value-type="float" office:value="9.70520230769231" calcext:value-type="float">
            <text:p>9.70520230769231</text:p>
          </table:table-cell>
          <table:table-cell/>
          <table:table-cell table:formula="of:=AVERAGE([.L8:.L20])" office:value-type="float" office:value="0.45" calcext:value-type="float">
            <text:p>0.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13:16:15.240935105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0:32:23.279000000</meta:creation-date>
    <dc:date>2017-12-15T17:36:00.804679047</dc:date>
    <meta:editing-duration>PT2H58M20S</meta:editing-duration>
    <meta:editing-cycles>11</meta:editing-cycles>
    <meta:generator>LibreOffice/5.3.2.2$MacOSX_X86_64 LibreOffice_project/6cd4f1ef626f15116896b1d8e1398b56da0d0ee1</meta:generator>
    <meta:document-statistic meta:table-count="4" meta:cell-count="85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Anael. BMP+H2O'.G8:'Anael. BMP+H2O'.G20" chart:error-lower-range="'Anael. BMP+H2O'.G8:'Anael. BMP+H2O'.G20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Anael. BMP+H2O'.G8:'Anael. BMP+H2O'.G20" chart:error-lower-range="'Anael. BMP+H2O'.G8:'Anael. BMP+H2O'.G2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chart:error-upper-indicator="true" chart:error-lower-indicator="true" chart:error-category="cell-range" chart:error-upper-range="'Anael. BMP+H2O'.G8:'Anael. BMP+H2O'.G20" chart:error-lower-range="'Anael. BMP+H2O'.G8:'Anael. BMP+H2O'.G20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91cm" svg:height="12.89cm" xlink:href=".." xlink:type="simple" chart:class="chart:scatter" chart:style-name="ch1">
        <chart:title svg:x="8.854cm" svg:y="0.393cm" chart:style-name="ch2">
          <text:p>Altezza Picchi anael. dovuti a MBP+H2O</text:p>
        </chart:title>
        <chart:legend chart:legend-position="end" svg:x="21.747cm" svg:y="5.912cm" style:legend-expansion="high" chart:style-name="ch3"/>
        <chart:plot-area chart:style-name="ch4" table:cell-range-address="'Anael. BMP+H2O'.B8:'Anael. BMP+H2O'.B20 'Anael. BMP+H2O'.F8:'Anael. BMP+H2O'.F20" svg:x="1.475cm" svg:y="1.421cm" svg:width="19.753cm" svg:height="10.286cm">
          <chartooo:coordinate-region svg:x="2.423cm" svg:y="1.613cm" svg:width="18.556cm" svg:height="9.462cm"/>
          <chart:axis chart:dimension="x" chart:name="primary-x" chart:style-name="ch5">
            <chart:title svg:x="11.002cm" svg:y="11.965cm" chart:style-name="ch6">
              <text:p>Q^2</text:p>
            </chart:title>
          </chart:axis>
          <chart:axis chart:dimension="y" chart:name="primary-y" chart:style-name="ch5">
            <chart:title svg:x="0.451cm" svg:y="7.105cm" chart:style-name="ch7">
              <text:p>S(Q,E)</text:p>
            </chart:title>
            <chart:grid chart:style-name="ch8" chart:class="major"/>
          </chart:axis>
          <chart:series chart:style-name="ch9" chart:values-cell-range-address="'Anael. BMP+H2O'.F8:'Anael. BMP+H2O'.F20" chart:class="chart:scatter">
            <chart:domain table:cell-range-address="'Anael. BMP+H2O'.B8:'Anael. BMP+H2O'.B20"/>
            <chart:regression-curve chart:style-name="ch10">
              <chart:equation chart:display-equation="true" chart:display-r-square="true" svg:x="19.457cm" svg:y="0.563cm"/>
            </chart:regression-curve>
            <chart:error-indicator chart:style-name="ch11" chart:dimension="y"/>
            <chart:data-point chart:repeated="11"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Anael. BMP+H2O'.B8:'Anael. BMP+H2O'.B20</svg:desc>
                </draw:g>
              </table:table-cell>
              <table:table-cell office:value-type="float" office:value="0.2322949">
                <text:p>0.2322949</text:p>
                <draw:g>
                  <svg:desc>'Anael. BMP+H2O'.F8:'Anael. BMP+H2O'.F20</svg:desc>
                </draw:g>
              </table:table-cell>
              <table:table-cell office:value-type="float" office:value="0.007526924">
                <text:p>0.007526924</text:p>
                <draw:g>
                  <svg:desc>'Anael. BMP+H2O'.G8:'Anael. BMP+H2O'.G20</svg:desc>
                </draw:g>
              </table:table-cell>
              <table:table-cell office:value-type="float" office:value="0.007526924">
                <text:p>0.007526924</text:p>
                <draw:g>
                  <svg:desc>'Anael. BMP+H2O'.G8:'Anael. BMP+H2O'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1">
                <text:p>1.21</text:p>
              </table:table-cell>
              <table:table-cell office:value-type="float" office:value="0.2466941">
                <text:p>0.2466941</text:p>
              </table:table-cell>
              <table:table-cell office:value-type="float" office:value="0.002704853">
                <text:p>0.002704853</text:p>
              </table:table-cell>
              <table:table-cell office:value-type="float" office:value="0.002704853">
                <text:p>0.0027048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4">
                <text:p>1.44</text:p>
              </table:table-cell>
              <table:table-cell office:value-type="float" office:value="0.2684841">
                <text:p>0.2684841</text:p>
              </table:table-cell>
              <table:table-cell office:value-type="float" office:value="0.02651005">
                <text:p>0.02651005</text:p>
              </table:table-cell>
              <table:table-cell office:value-type="float" office:value="0.02651005">
                <text:p>0.02651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9">
                <text:p>1.69</text:p>
              </table:table-cell>
              <table:table-cell office:value-type="float" office:value="0.2809114">
                <text:p>0.2809114</text:p>
              </table:table-cell>
              <table:table-cell office:value-type="float" office:value="0.008695733">
                <text:p>0.008695733</text:p>
              </table:table-cell>
              <table:table-cell office:value-type="float" office:value="0.008695733">
                <text:p>0.0086957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6">
                <text:p>1.96</text:p>
              </table:table-cell>
              <table:table-cell office:value-type="float" office:value="0.2978746">
                <text:p>0.2978746</text:p>
              </table:table-cell>
              <table:table-cell office:value-type="float" office:value="0.00892824">
                <text:p>0.00892824</text:p>
              </table:table-cell>
              <table:table-cell office:value-type="float" office:value="0.00892824">
                <text:p>0.00892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5">
                <text:p>2.25</text:p>
              </table:table-cell>
              <table:table-cell office:value-type="float" office:value="0.3158069">
                <text:p>0.3158069</text:p>
              </table:table-cell>
              <table:table-cell office:value-type="float" office:value="0.009042966">
                <text:p>0.009042966</text:p>
              </table:table-cell>
              <table:table-cell office:value-type="float" office:value="0.009042966">
                <text:p>0.0090429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6">
                <text:p>2.56</text:p>
              </table:table-cell>
              <table:table-cell office:value-type="float" office:value="0.3326597">
                <text:p>0.3326597</text:p>
              </table:table-cell>
              <table:table-cell office:value-type="float" office:value="0.009082803">
                <text:p>0.009082803</text:p>
              </table:table-cell>
              <table:table-cell office:value-type="float" office:value="0.009082803">
                <text:p>0.0090828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9">
                <text:p>2.89</text:p>
              </table:table-cell>
              <table:table-cell office:value-type="float" office:value="0.3506025">
                <text:p>0.3506025</text:p>
              </table:table-cell>
              <table:table-cell office:value-type="float" office:value="0.009111551">
                <text:p>0.009111551</text:p>
              </table:table-cell>
              <table:table-cell office:value-type="float" office:value="0.009111551">
                <text:p>0.0091115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4">
                <text:p>3.24</text:p>
              </table:table-cell>
              <table:table-cell office:value-type="float" office:value="0.3605553">
                <text:p>0.3605553</text:p>
              </table:table-cell>
              <table:table-cell office:value-type="float" office:value="0.002989462">
                <text:p>0.002989462</text:p>
              </table:table-cell>
              <table:table-cell office:value-type="float" office:value="0.002989462">
                <text:p>0.0029894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1">
                <text:p>3.61</text:p>
              </table:table-cell>
              <table:table-cell office:value-type="float" office:value="0.3747265">
                <text:p>0.3747265</text:p>
              </table:table-cell>
              <table:table-cell office:value-type="float" office:value="0.0280276">
                <text:p>0.0280276</text:p>
              </table:table-cell>
              <table:table-cell office:value-type="float" office:value="0.0280276">
                <text:p>0.02802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3860338">
                <text:p>0.3860338</text:p>
              </table:table-cell>
              <table:table-cell office:value-type="float" office:value="0.001087887">
                <text:p>0.001087887</text:p>
              </table:table-cell>
              <table:table-cell office:value-type="float" office:value="0.001087887">
                <text:p>0.001087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1">
                <text:p>4.41</text:p>
              </table:table-cell>
              <table:table-cell office:value-type="float" office:value="0.3974635">
                <text:p>0.3974635</text:p>
              </table:table-cell>
              <table:table-cell office:value-type="float" office:value="0.002901257">
                <text:p>0.002901257</text:p>
              </table:table-cell>
              <table:table-cell office:value-type="float" office:value="0.002901257">
                <text:p>0.0029012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4">
                <text:p>4.84</text:p>
              </table:table-cell>
              <table:table-cell office:value-type="float" office:value="0.4050101">
                <text:p>0.4050101</text:p>
              </table:table-cell>
              <table:table-cell office:value-type="float" office:value="0.001046723">
                <text:p>0.001046723</text:p>
              </table:table-cell>
              <table:table-cell office:value-type="float" office:value="0.001046723">
                <text:p>0.0010467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MacOSX_X86_64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Anael. MBP'.G8:'Anael. MBP'.G20" chart:error-lower-range="'Anael. MBP'.G8:'Anael. MBP'.G20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Anael. MBP'.G8:'Anael. MBP'.G20" chart:error-lower-range="'Anael. MBP'.G8:'Anael. MBP'.G2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chart:error-upper-indicator="true" chart:error-lower-indicator="true" chart:error-category="cell-range" chart:error-upper-range="'Anael. MBP'.G8:'Anael. MBP'.G20" chart:error-lower-range="'Anael. MBP'.G8:'Anael. MBP'.G20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93cm" svg:height="9.005cm" xlink:href=".." xlink:type="simple" chart:class="chart:scatter" chart:style-name="ch1">
        <chart:title svg:x="6.388cm" svg:y="0.316cm" chart:style-name="ch2">
          <text:p>Altezza Picchi anael. dovuti alla MBP</text:p>
        </chart:title>
        <chart:legend chart:legend-position="end" svg:x="16.049cm" svg:y="3.969cm" style:legend-expansion="high" chart:style-name="ch3"/>
        <chart:plot-area chart:style-name="ch4" table:cell-range-address="'Anael. MBP'.B8:'Anael. MBP'.B20 'Anael. MBP'.F8:'Anael. MBP'.F20" svg:x="1.361cm" svg:y="1.267cm" svg:width="14.283cm" svg:height="6.632cm">
          <chartooo:coordinate-region svg:x="2.309cm" svg:y="1.459cm" svg:width="13.086cm" svg:height="5.808cm"/>
          <chart:axis chart:dimension="x" chart:name="primary-x" chart:style-name="ch5">
            <chart:title svg:x="8.153cm" svg:y="8.08cm" chart:style-name="ch6">
              <text:p>Q^2</text:p>
            </chart:title>
          </chart:axis>
          <chart:axis chart:dimension="y" chart:name="primary-y" chart:style-name="ch5">
            <chart:title svg:x="0.451cm" svg:y="5.124cm" chart:style-name="ch7">
              <text:p>S(Q,E)</text:p>
            </chart:title>
            <chart:grid chart:style-name="ch8" chart:class="major"/>
          </chart:axis>
          <chart:series chart:style-name="ch9" chart:values-cell-range-address="'Anael. MBP'.F8:'Anael. MBP'.F20" chart:class="chart:scatter">
            <chart:domain table:cell-range-address="'Anael. MBP'.B8:'Anael. MBP'.B20"/>
            <chart:regression-curve chart:style-name="ch10">
              <chart:equation chart:display-equation="true" chart:display-r-square="true" svg:x="6.631cm" svg:y="6.148cm"/>
            </chart:regression-curve>
            <chart:error-indicator chart:style-name="ch11" chart:dimension="y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Anael. MBP'.B8:'Anael. MBP'.B20</svg:desc>
                </draw:g>
              </table:table-cell>
              <table:table-cell office:value-type="float" office:value="0.1048368">
                <text:p>0.1048368</text:p>
                <draw:g>
                  <svg:desc>'Anael. MBP'.F8:'Anael. MBP'.F20</svg:desc>
                </draw:g>
              </table:table-cell>
              <table:table-cell office:value-type="float" office:value="0.01774065">
                <text:p>0.01774065</text:p>
                <draw:g>
                  <svg:desc>'Anael. MBP'.G8:'Anael. MBP'.G20</svg:desc>
                </draw:g>
              </table:table-cell>
              <table:table-cell office:value-type="float" office:value="0.01774065">
                <text:p>0.01774065</text:p>
                <draw:g>
                  <svg:desc>'Anael. MBP'.G8:'Anael. MBP'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1">
                <text:p>1.21</text:p>
              </table:table-cell>
              <table:table-cell office:value-type="float" office:value="0.1162497">
                <text:p>0.1162497</text:p>
              </table:table-cell>
              <table:table-cell office:value-type="float" office:value="0.005933734">
                <text:p>0.005933734</text:p>
              </table:table-cell>
              <table:table-cell office:value-type="float" office:value="0.005933734">
                <text:p>0.005933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4">
                <text:p>1.44</text:p>
              </table:table-cell>
              <table:table-cell office:value-type="float" office:value="0.1204837">
                <text:p>0.1204837</text:p>
              </table:table-cell>
              <table:table-cell office:value-type="float" office:value="0.01849375">
                <text:p>0.01849375</text:p>
              </table:table-cell>
              <table:table-cell office:value-type="float" office:value="0.01849375">
                <text:p>0.0184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9">
                <text:p>1.69</text:p>
              </table:table-cell>
              <table:table-cell office:value-type="float" office:value="0.1335757">
                <text:p>0.1335757</text:p>
              </table:table-cell>
              <table:table-cell office:value-type="float" office:value="0.006051423">
                <text:p>0.006051423</text:p>
              </table:table-cell>
              <table:table-cell office:value-type="float" office:value="0.006051423">
                <text:p>0.0060514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6">
                <text:p>1.96</text:p>
              </table:table-cell>
              <table:table-cell office:value-type="float" office:value="0.1444274">
                <text:p>0.1444274</text:p>
              </table:table-cell>
              <table:table-cell office:value-type="float" office:value="0.01962881">
                <text:p>0.01962881</text:p>
              </table:table-cell>
              <table:table-cell office:value-type="float" office:value="0.01962881">
                <text:p>0.019628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5">
                <text:p>2.25</text:p>
              </table:table-cell>
              <table:table-cell office:value-type="float" office:value="0.156417">
                <text:p>0.156417</text:p>
              </table:table-cell>
              <table:table-cell office:value-type="float" office:value="0.01965605">
                <text:p>0.01965605</text:p>
              </table:table-cell>
              <table:table-cell office:value-type="float" office:value="0.01965605">
                <text:p>0.01965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6">
                <text:p>2.56</text:p>
              </table:table-cell>
              <table:table-cell office:value-type="float" office:value="0.163578">
                <text:p>0.163578</text:p>
              </table:table-cell>
              <table:table-cell office:value-type="float" office:value="0.01943783">
                <text:p>0.01943783</text:p>
              </table:table-cell>
              <table:table-cell office:value-type="float" office:value="0.01943783">
                <text:p>0.01943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9">
                <text:p>2.89</text:p>
              </table:table-cell>
              <table:table-cell office:value-type="float" office:value="0.1788252">
                <text:p>0.1788252</text:p>
              </table:table-cell>
              <table:table-cell office:value-type="float" office:value="0.006259133">
                <text:p>0.006259133</text:p>
              </table:table-cell>
              <table:table-cell office:value-type="float" office:value="0.006259133">
                <text:p>0.0062591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4">
                <text:p>3.24</text:p>
              </table:table-cell>
              <table:table-cell office:value-type="float" office:value="0.1833875">
                <text:p>0.1833875</text:p>
              </table:table-cell>
              <table:table-cell office:value-type="float" office:value="0.006055268">
                <text:p>0.006055268</text:p>
              </table:table-cell>
              <table:table-cell office:value-type="float" office:value="0.006055268">
                <text:p>0.006055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1">
                <text:p>3.61</text:p>
              </table:table-cell>
              <table:table-cell office:value-type="float" office:value="0.1954435">
                <text:p>0.1954435</text:p>
              </table:table-cell>
              <table:table-cell office:value-type="float" office:value="0.01927503">
                <text:p>0.01927503</text:p>
              </table:table-cell>
              <table:table-cell office:value-type="float" office:value="0.01927503">
                <text:p>0.019275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2000526">
                <text:p>0.2000526</text:p>
              </table:table-cell>
              <table:table-cell office:value-type="float" office:value="0.006021656">
                <text:p>0.006021656</text:p>
              </table:table-cell>
              <table:table-cell office:value-type="float" office:value="0.006021656">
                <text:p>0.0060216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1">
                <text:p>4.41</text:p>
              </table:table-cell>
              <table:table-cell office:value-type="float" office:value="0.2060766">
                <text:p>0.2060766</text:p>
              </table:table-cell>
              <table:table-cell office:value-type="float" office:value="0.01832998">
                <text:p>0.01832998</text:p>
              </table:table-cell>
              <table:table-cell office:value-type="float" office:value="0.01832998">
                <text:p>0.01832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4">
                <text:p>4.84</text:p>
              </table:table-cell>
              <table:table-cell office:value-type="float" office:value="0.2112001">
                <text:p>0.2112001</text:p>
              </table:table-cell>
              <table:table-cell office:value-type="float" office:value="0.005735681">
                <text:p>0.005735681</text:p>
              </table:table-cell>
              <table:table-cell office:value-type="float" office:value="0.005735681">
                <text:p>0.0057356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MacOSX_X86_64 LibreOffice_project/6cd4f1ef626f15116896b1d8e1398b56da0d0e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Anael. MBP'.I8:'Anael. MBP'.I20" chart:error-lower-range="'Anael. MBP'.I8:'Anael. MBP'.I20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Anael. MBP'.I8:'Anael. MBP'.I20" chart:error-lower-range="'Anael. MBP'.I8:'Anael. MBP'.I2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chart:error-upper-indicator="true" chart:error-lower-indicator="true" chart:error-category="cell-range" chart:error-upper-range="'Anael. MBP'.I8:'Anael. MBP'.I20" chart:error-lower-range="'Anael. MBP'.I8:'Anael. MBP'.I20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title svg:x="4.017cm" svg:y="0.316cm" chart:style-name="ch2">
          <text:p>Posizione Picchi anael. dovuti alla MBP</text:p>
        </chart:title>
        <chart:legend chart:legend-position="end" svg:x="11.712cm" svg:y="3.969cm" style:legend-expansion="high" chart:style-name="ch3"/>
        <chart:plot-area chart:style-name="ch4" table:cell-range-address="'Anael. MBP'.B8:'Anael. MBP'.B20 'Anael. MBP'.H8:'Anael. MBP'.H20" svg:x="1.276cm" svg:y="1.267cm" svg:width="10.116cm" svg:height="6.632cm">
          <chartooo:coordinate-region svg:x="2.134cm" svg:y="1.459cm" svg:width="9.009cm" svg:height="6.249cm"/>
          <chart:axis chart:dimension="x" chart:name="primary-x" chart:style-name="ch5">
            <chart:title svg:x="5.985cm" svg:y="8.08cm" chart:style-name="ch6">
              <text:p>Q^2</text:p>
            </chart:title>
          </chart:axis>
          <chart:axis chart:dimension="y" chart:name="primary-y" chart:style-name="ch5">
            <chart:title svg:x="0.451cm" svg:y="5.382cm" chart:style-name="ch7">
              <text:p>Pos. Picco</text:p>
            </chart:title>
            <chart:grid chart:style-name="ch8" chart:class="major"/>
          </chart:axis>
          <chart:series chart:style-name="ch9" chart:values-cell-range-address="'Anael. MBP'.H8:'Anael. MBP'.H20" chart:class="chart:scatter">
            <chart:domain table:cell-range-address="'Anael. MBP'.B8:'Anael. MBP'.B20"/>
            <chart:regression-curve chart:style-name="ch10">
              <chart:equation chart:display-equation="true" chart:display-r-square="true" svg:x="3.688cm" svg:y="2.523cm"/>
            </chart:regression-curve>
            <chart:error-indicator chart:style-name="ch11" chart:dimension="y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Anael. MBP'.B8:'Anael. MBP'.B20</svg:desc>
                </draw:g>
              </table:table-cell>
              <table:table-cell office:value-type="float" office:value="-3.533294">
                <text:p>-3.533294</text:p>
                <draw:g>
                  <svg:desc>'Anael. MBP'.H8:'Anael. MBP'.H20</svg:desc>
                </draw:g>
              </table:table-cell>
              <table:table-cell office:value-type="float" office:value="0.06486692">
                <text:p>0.06486692</text:p>
                <draw:g>
                  <svg:desc>'Anael. MBP'.I8:'Anael. MBP'.I20</svg:desc>
                </draw:g>
              </table:table-cell>
              <table:table-cell office:value-type="float" office:value="0.06486692">
                <text:p>0.06486692</text:p>
                <draw:g>
                  <svg:desc>'Anael. MBP'.I8:'Anael. MBP'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1">
                <text:p>1.21</text:p>
              </table:table-cell>
              <table:table-cell office:value-type="float" office:value="-3.603564">
                <text:p>-3.603564</text:p>
              </table:table-cell>
              <table:table-cell office:value-type="float" office:value="0.05027772">
                <text:p>0.05027772</text:p>
              </table:table-cell>
              <table:table-cell office:value-type="float" office:value="0.05027772">
                <text:p>0.05027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4">
                <text:p>1.44</text:p>
              </table:table-cell>
              <table:table-cell office:value-type="float" office:value="-3.576697">
                <text:p>-3.576697</text:p>
              </table:table-cell>
              <table:table-cell office:value-type="float" office:value="0.06755355">
                <text:p>0.06755355</text:p>
              </table:table-cell>
              <table:table-cell office:value-type="float" office:value="0.06755355">
                <text:p>0.06755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9">
                <text:p>1.69</text:p>
              </table:table-cell>
              <table:table-cell office:value-type="float" office:value="-3.589001">
                <text:p>-3.589001</text:p>
              </table:table-cell>
              <table:table-cell office:value-type="float" office:value="0.0529583">
                <text:p>0.0529583</text:p>
              </table:table-cell>
              <table:table-cell office:value-type="float" office:value="0.0529583">
                <text:p>0.0529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6">
                <text:p>1.96</text:p>
              </table:table-cell>
              <table:table-cell office:value-type="float" office:value="-3.698033">
                <text:p>-3.698033</text:p>
              </table:table-cell>
              <table:table-cell office:value-type="float" office:value="0.04642926">
                <text:p>0.04642926</text:p>
              </table:table-cell>
              <table:table-cell office:value-type="float" office:value="0.04642926">
                <text:p>0.04642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5">
                <text:p>2.25</text:p>
              </table:table-cell>
              <table:table-cell office:value-type="float" office:value="-3.631002">
                <text:p>-3.631002</text:p>
              </table:table-cell>
              <table:table-cell office:value-type="float" office:value="0.047953">
                <text:p>0.047953</text:p>
              </table:table-cell>
              <table:table-cell office:value-type="float" office:value="0.047953">
                <text:p>0.0479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6">
                <text:p>2.56</text:p>
              </table:table-cell>
              <table:table-cell office:value-type="float" office:value="-3.64118">
                <text:p>-3.64118</text:p>
              </table:table-cell>
              <table:table-cell office:value-type="float" office:value="0.0497455">
                <text:p>0.0497455</text:p>
              </table:table-cell>
              <table:table-cell office:value-type="float" office:value="0.0497455">
                <text:p>0.0497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9">
                <text:p>2.89</text:p>
              </table:table-cell>
              <table:table-cell office:value-type="float" office:value="-3.60466">
                <text:p>-3.60466</text:p>
              </table:table-cell>
              <table:table-cell office:value-type="float" office:value="0.03348545">
                <text:p>0.03348545</text:p>
              </table:table-cell>
              <table:table-cell office:value-type="float" office:value="0.03348545">
                <text:p>0.03348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4">
                <text:p>3.24</text:p>
              </table:table-cell>
              <table:table-cell office:value-type="float" office:value="-3.651644">
                <text:p>-3.651644</text:p>
              </table:table-cell>
              <table:table-cell office:value-type="float" office:value="0.0431467">
                <text:p>0.0431467</text:p>
              </table:table-cell>
              <table:table-cell office:value-type="float" office:value="0.0431467">
                <text:p>0.04314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1">
                <text:p>3.61</text:p>
              </table:table-cell>
              <table:table-cell office:value-type="float" office:value="-3.735578">
                <text:p>-3.735578</text:p>
              </table:table-cell>
              <table:table-cell office:value-type="float" office:value="0.03832114">
                <text:p>0.03832114</text:p>
              </table:table-cell>
              <table:table-cell office:value-type="float" office:value="0.03832114">
                <text:p>0.03832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-3.696162">
                <text:p>-3.696162</text:p>
              </table:table-cell>
              <table:table-cell office:value-type="float" office:value="0.03202797">
                <text:p>0.03202797</text:p>
              </table:table-cell>
              <table:table-cell office:value-type="float" office:value="0.03202797">
                <text:p>0.032027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1">
                <text:p>4.41</text:p>
              </table:table-cell>
              <table:table-cell office:value-type="float" office:value="-3.828537">
                <text:p>-3.828537</text:p>
              </table:table-cell>
              <table:table-cell office:value-type="float" office:value="0.03429351">
                <text:p>0.03429351</text:p>
              </table:table-cell>
              <table:table-cell office:value-type="float" office:value="0.03429351">
                <text:p>0.034293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4">
                <text:p>4.84</text:p>
              </table:table-cell>
              <table:table-cell office:value-type="float" office:value="-3.82142">
                <text:p>-3.82142</text:p>
              </table:table-cell>
              <table:table-cell office:value-type="float" office:value="0.03042719">
                <text:p>0.03042719</text:p>
              </table:table-cell>
              <table:table-cell office:value-type="float" office:value="0.03042719">
                <text:p>0.030427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MacOSX_X86_64 LibreOffice_project/6cd4f1ef626f15116896b1d8e1398b56da0d0ee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Anael. BMP+H2O'.I8:'Anael. BMP+H2O'.I20" chart:error-lower-range="'Anael. BMP+H2O'.I8:'Anael. BMP+H2O'.I20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Anael. BMP+H2O'.I8:'Anael. BMP+H2O'.I20" chart:error-lower-range="'Anael. BMP+H2O'.I8:'Anael. BMP+H2O'.I2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chart:error-upper-indicator="true" chart:error-lower-indicator="true" chart:error-category="cell-range" chart:error-upper-range="'Anael. BMP+H2O'.I8:'Anael. BMP+H2O'.I20" chart:error-lower-range="'Anael. BMP+H2O'.I8:'Anael. BMP+H2O'.I20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844cm" svg:height="12.751cm" xlink:href=".." xlink:type="simple" chart:class="chart:scatter" chart:style-name="ch1">
        <chart:title svg:x="5.057cm" svg:y="0.391cm" chart:style-name="ch2">
          <text:p>Posizione Picchi anael. dovuti a MBP+H2O</text:p>
        </chart:title>
        <chart:legend chart:legend-position="end" svg:x="14.555cm" svg:y="5.842cm" style:legend-expansion="high" chart:style-name="ch3"/>
        <chart:plot-area chart:style-name="ch4" table:cell-range-address="'Anael. BMP+H2O'.B8:'Anael. BMP+H2O'.B20 'Anael. BMP+H2O'.H8:'Anael. BMP+H2O'.H20" svg:x="1.332cm" svg:y="1.417cm" svg:width="12.847cm" svg:height="10.153cm">
          <chartooo:coordinate-region svg:x="2.19cm" svg:y="1.61cm" svg:width="11.74cm" svg:height="9.77cm"/>
          <chart:axis chart:dimension="x" chart:name="primary-x" chart:style-name="ch5">
            <chart:title svg:x="7.406cm" svg:y="11.826cm" chart:style-name="ch6">
              <text:p>Q^2</text:p>
            </chart:title>
          </chart:axis>
          <chart:axis chart:dimension="y" chart:name="primary-y" chart:style-name="ch5">
            <chart:title svg:x="0.451cm" svg:y="7.292cm" chart:style-name="ch7">
              <text:p>Pos. Picco</text:p>
            </chart:title>
            <chart:grid chart:style-name="ch8" chart:class="major"/>
          </chart:axis>
          <chart:series chart:style-name="ch9" chart:values-cell-range-address="'Anael. BMP+H2O'.H8:'Anael. BMP+H2O'.H20" chart:class="chart:scatter">
            <chart:domain table:cell-range-address="'Anael. BMP+H2O'.B8:'Anael. BMP+H2O'.B20"/>
            <chart:regression-curve chart:style-name="ch10">
              <chart:equation chart:display-equation="false" chart:display-r-square="true" svg:x="14.118cm" svg:y="1.903cm"/>
            </chart:regression-curve>
            <chart:error-indicator chart:style-name="ch11" chart:dimension="y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Anael. BMP+H2O'.B8:'Anael. BMP+H2O'.B20</svg:desc>
                </draw:g>
              </table:table-cell>
              <table:table-cell office:value-type="float" office:value="-4.092212">
                <text:p>-4.092212</text:p>
                <draw:g>
                  <svg:desc>'Anael. BMP+H2O'.H8:'Anael. BMP+H2O'.H20</svg:desc>
                </draw:g>
              </table:table-cell>
              <table:table-cell office:value-type="float" office:value="0.04739092">
                <text:p>0.04739092</text:p>
                <draw:g>
                  <svg:desc>'Anael. BMP+H2O'.I8:'Anael. BMP+H2O'.I20</svg:desc>
                </draw:g>
              </table:table-cell>
              <table:table-cell office:value-type="float" office:value="0.04739092">
                <text:p>0.04739092</text:p>
                <draw:g>
                  <svg:desc>'Anael. BMP+H2O'.I8:'Anael. BMP+H2O'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1">
                <text:p>1.21</text:p>
              </table:table-cell>
              <table:table-cell office:value-type="float" office:value="-4.216843">
                <text:p>-4.216843</text:p>
              </table:table-cell>
              <table:table-cell office:value-type="float" office:value="0.0442169">
                <text:p>0.0442169</text:p>
              </table:table-cell>
              <table:table-cell office:value-type="float" office:value="0.0442169">
                <text:p>0.0442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4">
                <text:p>1.44</text:p>
              </table:table-cell>
              <table:table-cell office:value-type="float" office:value="-4.178358">
                <text:p>-4.178358</text:p>
              </table:table-cell>
              <table:table-cell office:value-type="float" office:value="0.04756123">
                <text:p>0.04756123</text:p>
              </table:table-cell>
              <table:table-cell office:value-type="float" office:value="0.04756123">
                <text:p>0.047561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9">
                <text:p>1.69</text:p>
              </table:table-cell>
              <table:table-cell office:value-type="float" office:value="-4.234334">
                <text:p>-4.234334</text:p>
              </table:table-cell>
              <table:table-cell office:value-type="float" office:value="0.04561753">
                <text:p>0.04561753</text:p>
              </table:table-cell>
              <table:table-cell office:value-type="float" office:value="0.04561753">
                <text:p>0.045617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6">
                <text:p>1.96</text:p>
              </table:table-cell>
              <table:table-cell office:value-type="float" office:value="-4.147461">
                <text:p>-4.147461</text:p>
              </table:table-cell>
              <table:table-cell office:value-type="float" office:value="0.03988513">
                <text:p>0.03988513</text:p>
              </table:table-cell>
              <table:table-cell office:value-type="float" office:value="0.03988513">
                <text:p>0.039885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5">
                <text:p>2.25</text:p>
              </table:table-cell>
              <table:table-cell office:value-type="float" office:value="-4.244373">
                <text:p>-4.244373</text:p>
              </table:table-cell>
              <table:table-cell office:value-type="float" office:value="0.04331366">
                <text:p>0.04331366</text:p>
              </table:table-cell>
              <table:table-cell office:value-type="float" office:value="0.04331366">
                <text:p>0.043313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6">
                <text:p>2.56</text:p>
              </table:table-cell>
              <table:table-cell office:value-type="float" office:value="-4.188283">
                <text:p>-4.188283</text:p>
              </table:table-cell>
              <table:table-cell office:value-type="float" office:value="0.039254">
                <text:p>0.039254</text:p>
              </table:table-cell>
              <table:table-cell office:value-type="float" office:value="0.039254">
                <text:p>0.0392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9">
                <text:p>2.89</text:p>
              </table:table-cell>
              <table:table-cell office:value-type="float" office:value="-4.261707">
                <text:p>-4.261707</text:p>
              </table:table-cell>
              <table:table-cell office:value-type="float" office:value="0.03845814">
                <text:p>0.03845814</text:p>
              </table:table-cell>
              <table:table-cell office:value-type="float" office:value="0.03845814">
                <text:p>0.03845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4">
                <text:p>3.24</text:p>
              </table:table-cell>
              <table:table-cell office:value-type="float" office:value="-4.306391">
                <text:p>-4.306391</text:p>
              </table:table-cell>
              <table:table-cell office:value-type="float" office:value="0.03626446">
                <text:p>0.03626446</text:p>
              </table:table-cell>
              <table:table-cell office:value-type="float" office:value="0.03626446">
                <text:p>0.036264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1">
                <text:p>3.61</text:p>
              </table:table-cell>
              <table:table-cell office:value-type="float" office:value="-4.398599">
                <text:p>-4.398599</text:p>
              </table:table-cell>
              <table:table-cell office:value-type="float" office:value="0.04526211">
                <text:p>0.04526211</text:p>
              </table:table-cell>
              <table:table-cell office:value-type="float" office:value="0.04526211">
                <text:p>0.04526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-4.323708">
                <text:p>-4.323708</text:p>
              </table:table-cell>
              <table:table-cell office:value-type="float" office:value="0.02125741">
                <text:p>0.02125741</text:p>
              </table:table-cell>
              <table:table-cell office:value-type="float" office:value="0.02125741">
                <text:p>0.021257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1">
                <text:p>4.41</text:p>
              </table:table-cell>
              <table:table-cell office:value-type="float" office:value="-4.36943">
                <text:p>-4.36943</text:p>
              </table:table-cell>
              <table:table-cell office:value-type="float" office:value="0.02931588">
                <text:p>0.02931588</text:p>
              </table:table-cell>
              <table:table-cell office:value-type="float" office:value="0.02931588">
                <text:p>0.02931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4">
                <text:p>4.84</text:p>
              </table:table-cell>
              <table:table-cell office:value-type="float" office:value="-4.437462">
                <text:p>-4.437462</text:p>
              </table:table-cell>
              <table:table-cell office:value-type="float" office:value="0.01978344">
                <text:p>0.01978344</text:p>
              </table:table-cell>
              <table:table-cell office:value-type="float" office:value="0.01978344">
                <text:p>0.019783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MacOSX_X86_64 LibreOffice_project/6cd4f1ef626f15116896b1d8e1398b56da0d0ee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Anael. H2O'.G8:'Anael. H2O'.G20" chart:error-lower-range="'Anael. H2O'.G8:'Anael. H2O'.G20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Anael. H2O'.G8:'Anael. H2O'.G20" chart:error-lower-range="'Anael. H2O'.G8:'Anael. H2O'.G2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chart-properties chart:error-upper-indicator="true" chart:error-lower-indicator="true" chart:error-category="cell-range" chart:error-upper-range="'Anael. H2O'.G8:'Anael. H2O'.G20" chart:error-lower-range="'Anael. H2O'.G8:'Anael. H2O'.G20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93cm" svg:height="9.005cm" xlink:href=".." xlink:type="simple" chart:class="chart:scatter" chart:style-name="ch1">
        <chart:title svg:x="6.388cm" svg:y="0.316cm" chart:style-name="ch2">
          <text:p>Altezza Picchi anael. dovuti alla MBP</text:p>
        </chart:title>
        <chart:legend chart:legend-position="end" svg:x="16.049cm" svg:y="3.969cm" style:legend-expansion="high" chart:style-name="ch3"/>
        <chart:plot-area chart:style-name="ch4" table:cell-range-address="'Anael. H2O'.B8:'Anael. H2O'.B20 'Anael. H2O'.F8:'Anael. H2O'.F20" svg:x="1.361cm" svg:y="1.267cm" svg:width="14.283cm" svg:height="6.632cm">
          <chartooo:coordinate-region svg:x="2.219cm" svg:y="1.459cm" svg:width="13.176cm" svg:height="6.249cm"/>
          <chart:axis chart:dimension="x" chart:name="primary-x" chart:style-name="ch5">
            <chart:title svg:x="8.153cm" svg:y="8.08cm" chart:style-name="ch6">
              <text:p>Q^2</text:p>
            </chart:title>
          </chart:axis>
          <chart:axis chart:dimension="y" chart:name="primary-y" chart:style-name="ch7">
            <chart:title svg:x="0.451cm" svg:y="5.124cm" chart:style-name="ch8">
              <text:p>S(Q,E)</text:p>
            </chart:title>
            <chart:grid chart:style-name="ch9" chart:class="major"/>
          </chart:axis>
          <chart:series chart:style-name="ch10" chart:values-cell-range-address="'Anael. H2O'.F8:'Anael. H2O'.F20" chart:class="chart:scatter">
            <chart:domain table:cell-range-address="'Anael. H2O'.B8:'Anael. H2O'.B20"/>
            <chart:regression-curve chart:style-name="ch11">
              <chart:equation chart:display-equation="true" chart:display-r-square="true" svg:x="6.66cm" svg:y="5.699cm"/>
            </chart:regression-curve>
            <chart:error-indicator chart:style-name="ch12" chart:dimension="y"/>
            <chart:data-point chart:repeated="11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Anael. H2O'.B8:'Anael. H2O'.B20</svg:desc>
                </draw:g>
              </table:table-cell>
              <table:table-cell office:value-type="float" office:value="0.5598827">
                <text:p>0.5598827</text:p>
                <draw:g>
                  <svg:desc>'Anael. H2O'.F8:'Anael. H2O'.F20</svg:desc>
                </draw:g>
              </table:table-cell>
              <table:table-cell office:value-type="float" office:value="0.1450974">
                <text:p>0.1450974</text:p>
                <draw:g>
                  <svg:desc>'Anael. H2O'.G8:'Anael. H2O'.G20</svg:desc>
                </draw:g>
              </table:table-cell>
              <table:table-cell office:value-type="float" office:value="0.1450974">
                <text:p>0.1450974</text:p>
                <draw:g>
                  <svg:desc>'Anael. H2O'.G8:'Anael. H2O'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1">
                <text:p>1.21</text:p>
              </table:table-cell>
              <table:table-cell office:value-type="float" office:value="0.5992801">
                <text:p>0.5992801</text:p>
              </table:table-cell>
              <table:table-cell office:value-type="float" office:value="0.01737414">
                <text:p>0.01737414</text:p>
              </table:table-cell>
              <table:table-cell office:value-type="float" office:value="0.01737414">
                <text:p>0.017374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4">
                <text:p>1.44</text:p>
              </table:table-cell>
              <table:table-cell office:value-type="float" office:value="0.6375656">
                <text:p>0.6375656</text:p>
              </table:table-cell>
              <table:table-cell office:value-type="float" office:value="0.05485352">
                <text:p>0.05485352</text:p>
              </table:table-cell>
              <table:table-cell office:value-type="float" office:value="0.05485352">
                <text:p>0.054853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9">
                <text:p>1.69</text:p>
              </table:table-cell>
              <table:table-cell office:value-type="float" office:value="0.6645908">
                <text:p>0.6645908</text:p>
              </table:table-cell>
              <table:table-cell office:value-type="float" office:value="0.1770374">
                <text:p>0.1770374</text:p>
              </table:table-cell>
              <table:table-cell office:value-type="float" office:value="0.1770374">
                <text:p>0.1770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6">
                <text:p>1.96</text:p>
              </table:table-cell>
              <table:table-cell office:value-type="float" office:value="0.6847406">
                <text:p>0.6847406</text:p>
              </table:table-cell>
              <table:table-cell office:value-type="float" office:value="0.05794599">
                <text:p>0.05794599</text:p>
              </table:table-cell>
              <table:table-cell office:value-type="float" office:value="0.05794599">
                <text:p>0.057945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5">
                <text:p>2.25</text:p>
              </table:table-cell>
              <table:table-cell office:value-type="float" office:value="0.7276067">
                <text:p>0.7276067</text:p>
              </table:table-cell>
              <table:table-cell office:value-type="float" office:value="0.05934152">
                <text:p>0.05934152</text:p>
              </table:table-cell>
              <table:table-cell office:value-type="float" office:value="0.05934152">
                <text:p>0.05934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6">
                <text:p>2.56</text:p>
              </table:table-cell>
              <table:table-cell office:value-type="float" office:value="0.7478498">
                <text:p>0.7478498</text:p>
              </table:table-cell>
              <table:table-cell office:value-type="float" office:value="0.05986167">
                <text:p>0.05986167</text:p>
              </table:table-cell>
              <table:table-cell office:value-type="float" office:value="0.05986167">
                <text:p>0.059861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9">
                <text:p>2.89</text:p>
              </table:table-cell>
              <table:table-cell office:value-type="float" office:value="0.7847537">
                <text:p>0.7847537</text:p>
              </table:table-cell>
              <table:table-cell office:value-type="float" office:value="0.1866528">
                <text:p>0.1866528</text:p>
              </table:table-cell>
              <table:table-cell office:value-type="float" office:value="0.1866528">
                <text:p>0.1866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4">
                <text:p>3.24</text:p>
              </table:table-cell>
              <table:table-cell office:value-type="float" office:value="0.7918165">
                <text:p>0.7918165</text:p>
              </table:table-cell>
              <table:table-cell office:value-type="float" office:value="0.05964654">
                <text:p>0.05964654</text:p>
              </table:table-cell>
              <table:table-cell office:value-type="float" office:value="0.05964654">
                <text:p>0.059646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1">
                <text:p>3.61</text:p>
              </table:table-cell>
              <table:table-cell office:value-type="float" office:value="0.7741978">
                <text:p>0.7741978</text:p>
              </table:table-cell>
              <table:table-cell office:value-type="float" office:value="0.1861611">
                <text:p>0.1861611</text:p>
              </table:table-cell>
              <table:table-cell office:value-type="float" office:value="0.1861611">
                <text:p>0.18616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8431547">
                <text:p>0.8431547</text:p>
              </table:table-cell>
              <table:table-cell office:value-type="float" office:value="0.007636827">
                <text:p>0.007636827</text:p>
              </table:table-cell>
              <table:table-cell office:value-type="float" office:value="0.007636827">
                <text:p>0.0076368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1">
                <text:p>4.41</text:p>
              </table:table-cell>
              <table:table-cell office:value-type="float" office:value="0.8343213">
                <text:p>0.8343213</text:p>
              </table:table-cell>
              <table:table-cell office:value-type="float" office:value="0.1787279">
                <text:p>0.1787279</text:p>
              </table:table-cell>
              <table:table-cell office:value-type="float" office:value="0.1787279">
                <text:p>0.17872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4">
                <text:p>4.84</text:p>
              </table:table-cell>
              <table:table-cell office:value-type="float" office:value="0.8354583">
                <text:p>0.8354583</text:p>
              </table:table-cell>
              <table:table-cell office:value-type="float" office:value="0.1736777">
                <text:p>0.1736777</text:p>
              </table:table-cell>
              <table:table-cell office:value-type="float" office:value="0.1736777">
                <text:p>0.17367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MacOSX_X86_64 LibreOffice_project/6cd4f1ef626f15116896b1d8e1398b56da0d0ee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Anael. H2O'.I8:'Anael. H2O'.I20" chart:error-lower-range="'Anael. H2O'.I8:'Anael. H2O'.I20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Anael. H2O'.I8:'Anael. H2O'.I20" chart:error-lower-range="'Anael. H2O'.I8:'Anael. H2O'.I2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chart:error-upper-indicator="true" chart:error-lower-indicator="true" chart:error-category="cell-range" chart:error-upper-range="'Anael. H2O'.I8:'Anael. H2O'.I20" chart:error-lower-range="'Anael. H2O'.I8:'Anael. H2O'.I20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title svg:x="4.017cm" svg:y="0.316cm" chart:style-name="ch2">
          <text:p>Posizione Picchi anael. dovuti alla MBP</text:p>
        </chart:title>
        <chart:legend chart:legend-position="end" svg:x="11.712cm" svg:y="3.969cm" style:legend-expansion="high" chart:style-name="ch3"/>
        <chart:plot-area chart:style-name="ch4" table:cell-range-address="'Anael. H2O'.B8:'Anael. H2O'.B20 'Anael. H2O'.H8:'Anael. H2O'.H20" svg:x="1.276cm" svg:y="1.267cm" svg:width="10.116cm" svg:height="6.632cm">
          <chartooo:coordinate-region svg:x="1.842cm" svg:y="1.459cm" svg:width="9.301cm" svg:height="6.249cm"/>
          <chart:axis chart:dimension="x" chart:name="primary-x" chart:style-name="ch5">
            <chart:title svg:x="5.985cm" svg:y="8.08cm" chart:style-name="ch6">
              <text:p>Q^2</text:p>
            </chart:title>
          </chart:axis>
          <chart:axis chart:dimension="y" chart:name="primary-y" chart:style-name="ch5">
            <chart:title svg:x="0.451cm" svg:y="5.382cm" chart:style-name="ch7">
              <text:p>Pos. Picco</text:p>
            </chart:title>
            <chart:grid chart:style-name="ch8" chart:class="major"/>
          </chart:axis>
          <chart:series chart:style-name="ch9" chart:values-cell-range-address="'Anael. H2O'.H8:'Anael. H2O'.H20" chart:class="chart:scatter">
            <chart:domain table:cell-range-address="'Anael. H2O'.B8:'Anael. H2O'.B20"/>
            <chart:regression-curve chart:style-name="ch10">
              <chart:equation chart:display-equation="true" chart:display-r-square="true" svg:x="2.232cm" svg:y="2.373cm"/>
            </chart:regression-curve>
            <chart:error-indicator chart:style-name="ch11" chart:dimension="y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Anael. H2O'.B8:'Anael. H2O'.B20</svg:desc>
                </draw:g>
              </table:table-cell>
              <table:table-cell office:value-type="float" office:value="-4.795255">
                <text:p>-4.795255</text:p>
                <draw:g>
                  <svg:desc>'Anael. H2O'.H8:'Anael. H2O'.H20</svg:desc>
                </draw:g>
              </table:table-cell>
              <table:table-cell office:value-type="float" office:value="0.128686">
                <text:p>0.128686</text:p>
                <draw:g>
                  <svg:desc>'Anael. H2O'.I8:'Anael. H2O'.I20</svg:desc>
                </draw:g>
              </table:table-cell>
              <table:table-cell office:value-type="float" office:value="0.128686">
                <text:p>0.128686</text:p>
                <draw:g>
                  <svg:desc>'Anael. H2O'.I8:'Anael. H2O'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1">
                <text:p>1.21</text:p>
              </table:table-cell>
              <table:table-cell office:value-type="float" office:value="-5.161387">
                <text:p>-5.161387</text:p>
              </table:table-cell>
              <table:table-cell office:value-type="float" office:value="0.1664165">
                <text:p>0.1664165</text:p>
              </table:table-cell>
              <table:table-cell office:value-type="float" office:value="0.1664165">
                <text:p>0.1664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4">
                <text:p>1.44</text:p>
              </table:table-cell>
              <table:table-cell office:value-type="float" office:value="-4.880055">
                <text:p>-4.880055</text:p>
              </table:table-cell>
              <table:table-cell office:value-type="float" office:value="0.1791321">
                <text:p>0.1791321</text:p>
              </table:table-cell>
              <table:table-cell office:value-type="float" office:value="0.1791321">
                <text:p>0.1791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9">
                <text:p>1.69</text:p>
              </table:table-cell>
              <table:table-cell office:value-type="float" office:value="-5.192007">
                <text:p>-5.192007</text:p>
              </table:table-cell>
              <table:table-cell office:value-type="float" office:value="0.2180168">
                <text:p>0.2180168</text:p>
              </table:table-cell>
              <table:table-cell office:value-type="float" office:value="0.2180168">
                <text:p>0.2180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6">
                <text:p>1.96</text:p>
              </table:table-cell>
              <table:table-cell office:value-type="float" office:value="-4.979159">
                <text:p>-4.979159</text:p>
              </table:table-cell>
              <table:table-cell office:value-type="float" office:value="0.1829076">
                <text:p>0.1829076</text:p>
              </table:table-cell>
              <table:table-cell office:value-type="float" office:value="0.1829076">
                <text:p>0.18290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5">
                <text:p>2.25</text:p>
              </table:table-cell>
              <table:table-cell office:value-type="float" office:value="-5.624535">
                <text:p>-5.624535</text:p>
              </table:table-cell>
              <table:table-cell office:value-type="float" office:value="0.3384217">
                <text:p>0.3384217</text:p>
              </table:table-cell>
              <table:table-cell office:value-type="float" office:value="0.3384217">
                <text:p>0.3384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6">
                <text:p>2.56</text:p>
              </table:table-cell>
              <table:table-cell office:value-type="float" office:value="-5.61963">
                <text:p>-5.61963</text:p>
              </table:table-cell>
              <table:table-cell office:value-type="float" office:value="0.3348117">
                <text:p>0.3348117</text:p>
              </table:table-cell>
              <table:table-cell office:value-type="float" office:value="0.3348117">
                <text:p>0.33481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9">
                <text:p>2.89</text:p>
              </table:table-cell>
              <table:table-cell office:value-type="float" office:value="-5.661746">
                <text:p>-5.661746</text:p>
              </table:table-cell>
              <table:table-cell office:value-type="float" office:value="0.2956073">
                <text:p>0.2956073</text:p>
              </table:table-cell>
              <table:table-cell office:value-type="float" office:value="0.2956073">
                <text:p>0.2956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4">
                <text:p>3.24</text:p>
              </table:table-cell>
              <table:table-cell office:value-type="float" office:value="-5.866744">
                <text:p>-5.866744</text:p>
              </table:table-cell>
              <table:table-cell office:value-type="float" office:value="0.3728124">
                <text:p>0.3728124</text:p>
              </table:table-cell>
              <table:table-cell office:value-type="float" office:value="0.3728124">
                <text:p>0.37281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1">
                <text:p>3.61</text:p>
              </table:table-cell>
              <table:table-cell office:value-type="float" office:value="-6.298646">
                <text:p>-6.298646</text:p>
              </table:table-cell>
              <table:table-cell office:value-type="float" office:value="0.5800621">
                <text:p>0.5800621</text:p>
              </table:table-cell>
              <table:table-cell office:value-type="float" office:value="0.5800621">
                <text:p>0.58006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-6.183392">
                <text:p>-6.183392</text:p>
              </table:table-cell>
              <table:table-cell office:value-type="float" office:value="0.08445458">
                <text:p>0.08445458</text:p>
              </table:table-cell>
              <table:table-cell office:value-type="float" office:value="0.08445458">
                <text:p>0.084454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1">
                <text:p>4.41</text:p>
              </table:table-cell>
              <table:table-cell office:value-type="float" office:value="-5.772474">
                <text:p>-5.772474</text:p>
              </table:table-cell>
              <table:table-cell office:value-type="float" office:value="0.3432639">
                <text:p>0.3432639</text:p>
              </table:table-cell>
              <table:table-cell office:value-type="float" office:value="0.3432639">
                <text:p>0.34326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4">
                <text:p>4.84</text:p>
              </table:table-cell>
              <table:table-cell office:value-type="float" office:value="-5.755378">
                <text:p>-5.755378</text:p>
              </table:table-cell>
              <table:table-cell office:value-type="float" office:value="0.2843463">
                <text:p>0.2843463</text:p>
              </table:table-cell>
              <table:table-cell office:value-type="float" office:value="0.2843463">
                <text:p>0.28434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MacOSX_X86_64 LibreOffice_project/6cd4f1ef626f15116896b1d8e1398b56da0d0ee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